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subtitle">
      <style:graphic-properties draw:fill-color="#ffffff" draw:textarea-horizontal-align="left" draw:textarea-vertical-align="top" draw:auto-grow-height="true" fo:min-height="17.936cm"/>
    </style:style>
    <style:style style:name="pr4" style:family="presentation" style:parent-style-name="Default-subtitle">
      <style:graphic-properties draw:fill-color="#ffffff" draw:textarea-horizontal-align="left" draw:textarea-vertical-align="top" draw:auto-grow-height="true" fo:min-height="18.265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6pt" style:font-size-asian="16pt" style:font-size-complex="16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start"/>
      <style:text-properties fo:font-family="Courier" style:font-family-generic="modern" style:font-pitch="fixed" fo:font-size="16pt" style:font-size-asian="16pt" style:font-size-complex="16pt"/>
    </style:style>
    <style:style style:name="T1" style:family="text">
      <style:text-properties fo:font-size="32pt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20pt" fo:font-style="normal" style:font-size-asian="20pt" style:font-style-asian="normal" style:font-size-complex="20pt" style:font-style-complex="normal"/>
    </style:style>
    <style:style style:name="T4" style:family="text">
      <style:text-properties fo:font-size="16pt" fo:font-style="normal" style:font-size-asian="16pt" style:font-style-asian="normal" style:font-size-complex="16pt" style:font-style-complex="normal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fo:font-family="Courier" style:font-family-generic="modern" style:font-pitch="fixed" fo:font-size="16pt" fo:font-style="normal" style:font-size-asian="16pt" style:font-style-asian="normal" style:font-size-complex="16pt" style:font-style-complex="normal"/>
    </style:style>
    <style:style style:name="T9" style:family="text">
      <style:text-properties fo:font-family="Arial" style:font-family-generic="swiss" style:font-pitch="variable" fo:font-size="16pt" fo:font-style="normal" style:font-size-asian="16pt" style:font-style-asian="normal" style:font-size-complex="16pt" style:font-style-complex="normal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>
          <draw:text-box>
            <text:p><text:span text:style-name="T1">Getopt::Complete</text:span></text:p>
            <text:p><text:span text:style-name="T2"/></text:p>
            <text:p><text:span text:style-name="T3"><text:s/></text:span></text:p>
            <text:p><text:span text:style-name="T3"/></text:p>
            <text:p><text:span text:style-name="T3"/></text:p>
            <text:p><text:span text:style-name="T3"/></text:p>
            <text:p><text:span text:style-name="T4"/></text:p>
            <text:p><text:span text:style-name="T4"><text:s/></text:span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1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><text:s text:c="2"/></text:span><text:span text:style-name="T4">print "the frog says " . $ARGS{frog} . "\n";</text:span></text:p>
            <text:p text:style-name="P3"><text:span text:style-name="T4"/></text:p>
            <text:p text:style-name="P3"><text:span text:style-name="T4">In ~/.bashrc or ~/.bash_profile, or directly in bash:</text:span></text:p>
            <text:p text:style-name="P3"><text:span text:style-name="T4"/></text:p>
            <text:p text:style-name="P3"><text:span text:style-name="T4"><text:s/></text:span><text:span text:style-name="T4">$ complete ‐C myprogram myprogram</text:span></text:p>
            <text:p text:style-name="P3"><text:span text:style-name="T4"/></text:p>
            <text:p text:style-name="P3"><text:span text:style-name="T4"/></text:p>
            <text:p text:style-name="P3"><text:span text:style-name="T4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>
          <draw:text-box>
            <text:p><text:span text:style-name="T1">Getopt::Complete</text:span></text:p>
            <text:p><text:span text:style-name="T2"/></text:p>
            <text:p><text:span text:style-name="T3">tab-completion for Perl apps</text:span></text:p>
            <text:p><text:span text:style-name="T3"/></text:p>
            <text:p><text:span text:style-name="T3"/></text:p>
            <text:p><text:span text:style-name="T3"/></text:p>
            <text:p><text:span text:style-name="T4"/></text:p>
            <text:p><text:span text:style-name="T4"><text:s/></text:span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>
          <draw:text-box>
            <text:p><text:span text:style-name="T1">Getopt::Complete</text:span></text:p>
            <text:p><text:span text:style-name="T2"/></text:p>
            <text:p><text:span text:style-name="T3">tab-completion for Perl apps</text:span></text:p>
            <text:p><text:span text:style-name="T3"/></text:p>
            <text:p><text:span text:style-name="T3"/></text:p>
            <text:p><text:span text:style-name="T3">Scott Smith</text:span></text:p>
            <text:p><text:span text:style-name="T4"/></text:p>
            <text:p><text:span text:style-name="T4"><text:s/></text:span></text:p>
            <text:p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>
          <draw:text-box>
            <text:p><text:span text:style-name="T1">Getopt::Complete</text:span></text:p>
            <text:p><text:span text:style-name="T2"/></text:p>
            <text:p><text:span text:style-name="T3">tab-completion for Perl apps</text:span></text:p>
            <text:p><text:span text:style-name="T3"/></text:p>
            <text:p><text:span text:style-name="T3"/></text:p>
            <text:p><text:span text:style-name="T3">Scott Smith</text:span></text:p>
            <text:p><text:span text:style-name="T4"/></text:p>
            <text:p><text:span text:style-name="T4">Genome Center </text:span></text:p>
            <text:p><text:span text:style-name="T4">Washington University School of Medici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>
          <draw:text-box>
            <text:p><text:span text:style-name="T1"/></text:p>
            <text:p><text:span text:style-name="T1">Getopt::Complete</text:span></text:p>
            <text:p><text:span text:style-name="T2"/></text:p>
            <text:p><text:span text:style-name="T3">tab-completion for Perl apps</text:span></text:p>
            <text:p><text:span text:style-name="T3"/></text:p>
            <text:p><text:span text:style-name="T3"/></text:p>
            <text:p><text:span text:style-name="T3">Scott Smith</text:span></text:p>
            <text:p><text:span text:style-name="T4"/></text:p>
            <text:p><text:span text:style-name="T4">Genome Center </text:span></text:p>
            <text:p><text:span text:style-name="T4">Washington University School of Medicine</text:span></text:p>
            <text:p><text:span text:style-name="T4"/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7.936cm" svg:x="1.4cm" svg:y="0.837cm" presentation:class="subtitle">
          <draw:text-box>
            <text:p><text:span text:style-name="T3">Everyone loves “tab completion”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7.936cm" svg:x="1.4cm" svg:y="0.837cm" presentation:class="subtitle">
          <draw:text-box>
            <text:p><text:span text:style-name="T3">This makes it easy to add to any Perl app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174cm" presentation:class="subtitle" presentation:user-transformed="true">
          <draw:text-box>
            <text:p text:style-name="P3"><text:span text:style-name="T4">In the bash shell:</text:span></text:p>
            <text:p text:style-name="P3"><text:span text:style-name="T4"/></text:p>
            <text:p text:style-name="P3"><text:span text:style-name="T4">$ complete -</text:span><text:span text:style-name="T5">C myprogram_autocompleter</text:span><text:span text:style-name="T4"> myprogram</text:span></text:p>
            <text:p text:style-name="P3"><text:span text:style-name="T4"/></text:p>
            <text:p text:style-name="P3"><text:span text:style-name="T4">$ myprogram &lt;TAB&gt;</text:span></text:p>
            <text:p text:style-name="P3"><text:span text:style-name="T4"/></text:p>
            <text:p text:style-name="P3"><text:span text:style-name="T4">(myprogram_autocompleter is run by bash, and it attempts to return a list of completions)</text:span></text:p>
            <text:p text:style-name="P3"><text:span text:style-name="T4"><text:s text:c="2"/>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174cm" presentation:class="subtitle" presentation:user-transformed="true">
          <draw:text-box>
            <text:p text:style-name="P3"><text:span text:style-name="T4">In the bash shell:</text:span></text:p>
            <text:p text:style-name="P3"><text:span text:style-name="T4"/></text:p>
            <text:p text:style-name="P3"><text:span text:style-name="T4">$ complete </text:span><text:span text:style-name="T5">-C myprogram</text:span><text:span text:style-name="T4"> myprogram</text:span></text:p>
            <text:p text:style-name="P3"><text:span text:style-name="T4"/></text:p>
            <text:p text:style-name="P3"><text:span text:style-name="T4">$ myprogram &lt;TAB&gt;</text:span></text:p>
            <text:p text:style-name="P3"><text:span text:style-name="T4"/></text:p>
            <text:p text:style-name="P3"><text:span text:style-name="T4">(myprogram is run by bash with special environment variables set, and it attempts to return a list of completions)</text:span></text:p>
            <text:p text:style-name="P3"><text:span text:style-name="T4"><text:s text:c="2"/>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1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1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’ <text:s text:c="9"/>=&gt; [’ribbit’,’urp’,’ugh’],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1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’ <text:s text:c="9"/>=&gt; [’ribbit’,’urp’,’ugh’],</text:span></text:p>
            <text:p text:style-name="P3"><text:span text:style-name="T4"><text:s text:c="6"/>’</text:span><text:span text:style-name="T4">fraggle’ <text:s text:c="4"/>=&gt; sub { return [’rock’,’roll’] },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1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1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In ~/.bashrc or ~/.bash_profile, or directly in bash:</text:span></text:p>
            <text:p text:style-name="P3"><text:span text:style-name="T4"/></text:p>
            <text:p text:style-name="P3"><text:span text:style-name="T4"><text:s/></text:span><text:span text:style-name="T4">$ complete ‐C myprogram myprogram</text:span></text:p>
            <text:p text:style-name="P3"><text:span text:style-name="T4"/></text:p>
            <text:p text:style-name="P3"><text:span text:style-name="T4"/></text:p>
            <text:p text:style-name="P3"><text:span text:style-name="T4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1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In ~/.bashrc or ~/.bash_profile, or directly in bash:</text:span></text:p>
            <text:p text:style-name="P3"><text:span text:style-name="T4"/></text:p>
            <text:p text:style-name="P3"><text:span text:style-name="T4"><text:s/></text:span><text:span text:style-name="T4">$ complete ‐C myprogram myprogram</text:span></text:p>
            <text:p text:style-name="P3"><text:span text:style-name="T4"/></text:p>
            <text:p text:style-name="P3"><text:span text:style-name="T4">Thereafter in the terminal (after next login, or sourcing the updated .bashrc):</text:span></text:p>
            <text:p text:style-name="P3"><text:span text:style-name="T4"/></text:p>
            <text:p text:style-name="P3"><text:span text:style-name="T4"><text:s/></text:span><text:span text:style-name="T4">$ myprogram <text:s/>--&lt;TAB&gt;</text:span></text:p>
            <text:p text:style-name="P3"><text:span text:style-name="T4"><text:s/></text:span><text:span text:style-name="T4">--fraggle –frog</text:span></text:p>
            <text:p text:style-name="P3"><text:span text:style-name="T4"/></text:p>
            <text:p text:style-name="P3"><text:span text:style-name="T4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1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In ~/.bashrc or ~/.bash_profile, or directly in bash:</text:span></text:p>
            <text:p text:style-name="P3"><text:span text:style-name="T4"/></text:p>
            <text:p text:style-name="P3"><text:span text:style-name="T4"><text:s/></text:span><text:span text:style-name="T4">$ complete ‐C myprogram myprogram</text:span></text:p>
            <text:p text:style-name="P3"><text:span text:style-name="T4"/></text:p>
            <text:p text:style-name="P3"><text:span text:style-name="T4">Thereafter in the terminal (after next login, or sourcing the updated .bashrc):</text:span></text:p>
            <text:p text:style-name="P3"><text:span text:style-name="T4"/></text:p>
            <text:p text:style-name="P3"><text:span text:style-name="T4"><text:s/></text:span><text:span text:style-name="T4">$ myprogram <text:s/>--&lt;TAB&gt;</text:span></text:p>
            <text:p text:style-name="P3"><text:span text:style-name="T4"><text:s/></text:span><text:span text:style-name="T4">--fraggle –frog</text:span></text:p>
            <text:p text:style-name="P3"><text:span text:style-name="T4"/></text:p>
            <text:p text:style-name="P3"><text:span text:style-name="T4"><text:s/></text:span><text:span text:style-name="T4">$ myprogram ‐‐f&lt;TAB&gt;</text:span></text:p>
            <text:p text:style-name="P3"><text:span text:style-name="T4"><text:s/></text:span><text:span text:style-name="T4">$ myprogram ‐‐fr</text:span></text:p>
            <text:p text:style-name="P3"><text:span text:style-name="T4"/></text:p>
            <text:p text:style-name="P3"><text:span text:style-name="T4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1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In ~/.bashrc or ~/.bash_profile, or directly in bash:</text:span></text:p>
            <text:p text:style-name="P3"><text:span text:style-name="T4"/></text:p>
            <text:p text:style-name="P3"><text:span text:style-name="T4"><text:s/></text:span><text:span text:style-name="T4">$ complete ‐C myprogram myprogram</text:span></text:p>
            <text:p text:style-name="P3"><text:span text:style-name="T4"/></text:p>
            <text:p text:style-name="P3"><text:span text:style-name="T4">Thereafter in the terminal (after next login, or sourcing the updated .bashrc):</text:span></text:p>
            <text:p text:style-name="P3"><text:span text:style-name="T4"/></text:p>
            <text:p text:style-name="P3"><text:span text:style-name="T4"><text:s/></text:span><text:span text:style-name="T4">$ myprogram <text:s/>--&lt;TAB&gt;</text:span></text:p>
            <text:p text:style-name="P3"><text:span text:style-name="T4"><text:s/></text:span><text:span text:style-name="T4">--fraggle –frog</text:span></text:p>
            <text:p text:style-name="P3"><text:span text:style-name="T4"/></text:p>
            <text:p text:style-name="P3"><text:span text:style-name="T4"><text:s/></text:span><text:span text:style-name="T4">$ myprogram ‐‐f&lt;TAB&gt;</text:span></text:p>
            <text:p text:style-name="P3"><text:span text:style-name="T4"><text:s/></text:span><text:span text:style-name="T4">$ myprogram ‐‐fr</text:span></text:p>
            <text:p text:style-name="P3"><text:span text:style-name="T4"/></text:p>
            <text:p text:style-name="P3"><text:span text:style-name="T4"><text:s/></text:span><text:span text:style-name="T4">$ myprogram ‐‐fr&lt;TAB&gt;&lt;TAB&gt;</text:span></text:p>
            <text:p text:style-name="P3"><text:span text:style-name="T4"><text:s/></text:span><text:span text:style-name="T4">--fraggle --frog</text:span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1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In ~/.bashrc or ~/.bash_profile, or directly in bash:</text:span></text:p>
            <text:p text:style-name="P3"><text:span text:style-name="T4"/></text:p>
            <text:p text:style-name="P3"><text:span text:style-name="T4"><text:s/></text:span><text:span text:style-name="T4">$ complete ‐C myprogram myprogram</text:span></text:p>
            <text:p text:style-name="P3"><text:span text:style-name="T4"/></text:p>
            <text:p text:style-name="P3"><text:span text:style-name="T4">Thereafter in the terminal (after next login, or sourcing the updated .bashrc):</text:span></text:p>
            <text:p text:style-name="P3"><text:span text:style-name="T4"/></text:p>
            <text:p text:style-name="P3"><text:span text:style-name="T4"><text:s/></text:span><text:span text:style-name="T4">$ myprogram <text:s/>--&lt;TAB&gt;</text:span></text:p>
            <text:p text:style-name="P3"><text:span text:style-name="T4"><text:s/></text:span><text:span text:style-name="T4">--fraggle –frog</text:span></text:p>
            <text:p text:style-name="P3"><text:span text:style-name="T4"/></text:p>
            <text:p text:style-name="P3"><text:span text:style-name="T4"><text:s/></text:span><text:span text:style-name="T4">$ myprogram ‐‐f&lt;TAB&gt;</text:span></text:p>
            <text:p text:style-name="P3"><text:span text:style-name="T4"><text:s/></text:span><text:span text:style-name="T4">$ myprogram ‐‐fr</text:span></text:p>
            <text:p text:style-name="P3"><text:span text:style-name="T4"/></text:p>
            <text:p text:style-name="P3"><text:span text:style-name="T4"><text:s/></text:span><text:span text:style-name="T4">$ myprogram ‐‐fr&lt;TAB&gt;&lt;TAB&gt;</text:span></text:p>
            <text:p text:style-name="P3"><text:span text:style-name="T4"><text:s/></text:span><text:span text:style-name="T4">--fraggle --frog</text:span></text:p>
            <text:p text:style-name="P3"><text:span text:style-name="T4"/></text:p>
            <text:p text:style-name="P3"><text:span text:style-name="T4"><text:s/></text:span><text:span text:style-name="T4">$ myprogram ‐‐fro&lt;TAB&gt;</text:span></text:p>
            <text:p text:style-name="P3"><text:span text:style-name="T4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1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In ~/.bashrc or ~/.bash_profile, or directly in bash:</text:span></text:p>
            <text:p text:style-name="P3"><text:span text:style-name="T4"/></text:p>
            <text:p text:style-name="P3"><text:span text:style-name="T4"><text:s/></text:span><text:span text:style-name="T4">$ complete ‐C myprogram myprogram</text:span></text:p>
            <text:p text:style-name="P3"><text:span text:style-name="T4"/></text:p>
            <text:p text:style-name="P3"><text:span text:style-name="T4">Thereafter in the terminal (after next login, or sourcing the updated .bashrc):</text:span></text:p>
            <text:p text:style-name="P3"><text:span text:style-name="T4"/></text:p>
            <text:p text:style-name="P3"><text:span text:style-name="T4"><text:s/></text:span><text:span text:style-name="T4">$ myprogram <text:s/>--&lt;TAB&gt;</text:span></text:p>
            <text:p text:style-name="P3"><text:span text:style-name="T4"><text:s/></text:span><text:span text:style-name="T4">--fraggle –frog</text:span></text:p>
            <text:p text:style-name="P3"><text:span text:style-name="T4"/></text:p>
            <text:p text:style-name="P3"><text:span text:style-name="T4"><text:s/></text:span><text:span text:style-name="T4">$ myprogram ‐‐f&lt;TAB&gt;</text:span></text:p>
            <text:p text:style-name="P3"><text:span text:style-name="T4"><text:s/></text:span><text:span text:style-name="T4">$ myprogram ‐‐fr</text:span></text:p>
            <text:p text:style-name="P3"><text:span text:style-name="T4"/></text:p>
            <text:p text:style-name="P3"><text:span text:style-name="T4"><text:s/></text:span><text:span text:style-name="T4">$ myprogram ‐‐fr&lt;TAB&gt;&lt;TAB&gt;</text:span></text:p>
            <text:p text:style-name="P3"><text:span text:style-name="T4"><text:s/></text:span><text:span text:style-name="T4">--fraggle --frog</text:span></text:p>
            <text:p text:style-name="P3"><text:span text:style-name="T4"/></text:p>
            <text:p text:style-name="P3"><text:span text:style-name="T4"><text:s/></text:span><text:span text:style-name="T4">$ myprogram ‐‐fro&lt;TAB&gt;</text:span></text:p>
            <text:p text:style-name="P3"><text:span text:style-name="T4"><text:s/></text:span><text:span text:style-name="T4">$ myprogram ‐‐frog</text:span></text:p>
            <text:p text:style-name="P3"><text:span text:style-name="T4"/></text:p>
            <text:p text:style-name="P3"><text:span text:style-name="T4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9.562cm" svg:x="1.4cm" svg:y="0.1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In ~/.bashrc or ~/.bash_profile, or directly in bash:</text:span></text:p>
            <text:p text:style-name="P3"><text:span text:style-name="T4"/></text:p>
            <text:p text:style-name="P3"><text:span text:style-name="T4"><text:s/></text:span><text:span text:style-name="T4">$ complete ‐C myprogram myprogram</text:span></text:p>
            <text:p text:style-name="P3"><text:span text:style-name="T4"/></text:p>
            <text:p text:style-name="P3"><text:span text:style-name="T4">Thereafter in the terminal (after next login, or sourcing the updated .bashrc):</text:span></text:p>
            <text:p text:style-name="P3"><text:span text:style-name="T4"/></text:p>
            <text:p text:style-name="P3"><text:span text:style-name="T4"><text:s/></text:span><text:span text:style-name="T4">$ myprogram <text:s/>--&lt;TAB&gt;</text:span></text:p>
            <text:p text:style-name="P3"><text:span text:style-name="T4"><text:s/></text:span><text:span text:style-name="T4">--fraggle –frog</text:span></text:p>
            <text:p text:style-name="P3"><text:span text:style-name="T4"/></text:p>
            <text:p text:style-name="P3"><text:span text:style-name="T4"><text:s/></text:span><text:span text:style-name="T4">$ myprogram ‐‐f&lt;TAB&gt;</text:span></text:p>
            <text:p text:style-name="P3"><text:span text:style-name="T4"><text:s/></text:span><text:span text:style-name="T4">$ myprogram ‐‐fr</text:span></text:p>
            <text:p text:style-name="P3"><text:span text:style-name="T4"/></text:p>
            <text:p text:style-name="P3"><text:span text:style-name="T4"><text:s/></text:span><text:span text:style-name="T4">$ myprogram ‐‐fr&lt;TAB&gt;&lt;TAB&gt;</text:span></text:p>
            <text:p text:style-name="P3"><text:span text:style-name="T4"><text:s/></text:span><text:span text:style-name="T4">--fraggle --frog</text:span></text:p>
            <text:p text:style-name="P3"><text:span text:style-name="T4"/></text:p>
            <text:p text:style-name="P3"><text:span text:style-name="T4"><text:s/></text:span><text:span text:style-name="T4">$ myprogram ‐‐fro&lt;TAB&gt;</text:span></text:p>
            <text:p text:style-name="P3"><text:span text:style-name="T4"><text:s/></text:span><text:span text:style-name="T4">$ myprogram ‐‐frog</text:span></text:p>
            <text:p text:style-name="P3"><text:span text:style-name="T4"/></text:p>
            <text:p text:style-name="P3"><text:span text:style-name="T4"><text:s/></text:span><text:span text:style-name="T4">$ myprogram ‐‐frog &lt;TAB&gt;</text:span></text:p>
            <text:p text:style-name="P3"><text:span text:style-name="T4"><text:s/></text:span><text:span text:style-name="T4">ribbit urp ugh</text:span></text:p>
            <text:p text:style-name="P3"><text:span text:style-name="T4"/></text:p>
            <text:p text:style-name="P3"><text:span text:style-name="T4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20.193cm" svg:x="1.4cm" svg:y="0.1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In ~/.bashrc or ~/.bash_profile, or directly in bash:</text:span></text:p>
            <text:p text:style-name="P3"><text:span text:style-name="T4"/></text:p>
            <text:p text:style-name="P3"><text:span text:style-name="T4"><text:s/></text:span><text:span text:style-name="T4">$ complete ‐C myprogram myprogram</text:span></text:p>
            <text:p text:style-name="P3"><text:span text:style-name="T4"/></text:p>
            <text:p text:style-name="P3"><text:span text:style-name="T4">Thereafter in the terminal (after next login, or sourcing the updated .bashrc):</text:span></text:p>
            <text:p text:style-name="P3"><text:span text:style-name="T4"/></text:p>
            <text:p text:style-name="P3"><text:span text:style-name="T4"><text:s/></text:span><text:span text:style-name="T4">$ myprogram <text:s/>--&lt;TAB&gt;</text:span></text:p>
            <text:p text:style-name="P3"><text:span text:style-name="T4"><text:s/></text:span><text:span text:style-name="T4">--fraggle –frog</text:span></text:p>
            <text:p text:style-name="P3"><text:span text:style-name="T4"/></text:p>
            <text:p text:style-name="P3"><text:span text:style-name="T4"><text:s/></text:span><text:span text:style-name="T4">$ myprogram ‐‐f&lt;TAB&gt;</text:span></text:p>
            <text:p text:style-name="P3"><text:span text:style-name="T4"><text:s/></text:span><text:span text:style-name="T4">$ myprogram ‐‐fr</text:span></text:p>
            <text:p text:style-name="P3"><text:span text:style-name="T4"/></text:p>
            <text:p text:style-name="P3"><text:span text:style-name="T4"><text:s/></text:span><text:span text:style-name="T4">$ myprogram ‐‐fr&lt;TAB&gt;&lt;TAB&gt;</text:span></text:p>
            <text:p text:style-name="P3"><text:span text:style-name="T4"><text:s/></text:span><text:span text:style-name="T4">--fraggle --frog</text:span></text:p>
            <text:p text:style-name="P3"><text:span text:style-name="T4"/></text:p>
            <text:p text:style-name="P3"><text:span text:style-name="T4"><text:s/></text:span><text:span text:style-name="T4">$ myprogram ‐‐fro&lt;TAB&gt;</text:span></text:p>
            <text:p text:style-name="P3"><text:span text:style-name="T4"><text:s/></text:span><text:span text:style-name="T4">$ myprogram ‐‐frog</text:span></text:p>
            <text:p text:style-name="P3"><text:span text:style-name="T4"/></text:p>
            <text:p text:style-name="P3"><text:span text:style-name="T4"><text:s/></text:span><text:span text:style-name="T4">$ myprogram ‐‐frog &lt;TAB&gt;</text:span></text:p>
            <text:p text:style-name="P3"><text:span text:style-name="T4"><text:s/></text:span><text:span text:style-name="T4">ribbit urp ugh</text:span></text:p>
            <text:p text:style-name="P3"><text:span text:style-name="T4"/></text:p>
            <text:p text:style-name="P3"><text:span text:style-name="T4"><text:s/></text:span><text:span text:style-name="T4">$ myprogram ‐‐frog r&lt;TAB&gt;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20.824cm" svg:x="1.4cm" svg:y="0.1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In ~/.bashrc or ~/.bash_profile, or directly in bash:</text:span></text:p>
            <text:p text:style-name="P3"><text:span text:style-name="T4"/></text:p>
            <text:p text:style-name="P3"><text:span text:style-name="T4"><text:s/></text:span><text:span text:style-name="T4">$ complete ‐C myprogram myprogram</text:span></text:p>
            <text:p text:style-name="P3"><text:span text:style-name="T4"/></text:p>
            <text:p text:style-name="P3"><text:span text:style-name="T4">Thereafter in the terminal (after next login, or sourcing the updated .bashrc):</text:span></text:p>
            <text:p text:style-name="P3"><text:span text:style-name="T4"/></text:p>
            <text:p text:style-name="P3"><text:span text:style-name="T4"><text:s/></text:span><text:span text:style-name="T4">$ myprogram <text:s/>--&lt;TAB&gt;</text:span></text:p>
            <text:p text:style-name="P3"><text:span text:style-name="T4"><text:s/></text:span><text:span text:style-name="T4">--fraggle –frog</text:span></text:p>
            <text:p text:style-name="P3"><text:span text:style-name="T4"/></text:p>
            <text:p text:style-name="P3"><text:span text:style-name="T4"><text:s/></text:span><text:span text:style-name="T4">$ myprogram ‐‐f&lt;TAB&gt;</text:span></text:p>
            <text:p text:style-name="P3"><text:span text:style-name="T4"><text:s/></text:span><text:span text:style-name="T4">$ myprogram ‐‐fr</text:span></text:p>
            <text:p text:style-name="P3"><text:span text:style-name="T4"/></text:p>
            <text:p text:style-name="P3"><text:span text:style-name="T4"><text:s/></text:span><text:span text:style-name="T4">$ myprogram ‐‐fr&lt;TAB&gt;&lt;TAB&gt;</text:span></text:p>
            <text:p text:style-name="P3"><text:span text:style-name="T4"><text:s/></text:span><text:span text:style-name="T4">--fraggle --frog</text:span></text:p>
            <text:p text:style-name="P3"><text:span text:style-name="T4"/></text:p>
            <text:p text:style-name="P3"><text:span text:style-name="T4"><text:s/></text:span><text:span text:style-name="T4">$ myprogram ‐‐fro&lt;TAB&gt;</text:span></text:p>
            <text:p text:style-name="P3"><text:span text:style-name="T4"><text:s/></text:span><text:span text:style-name="T4">$ myprogram ‐‐frog</text:span></text:p>
            <text:p text:style-name="P3"><text:span text:style-name="T4"/></text:p>
            <text:p text:style-name="P3"><text:span text:style-name="T4"><text:s/></text:span><text:span text:style-name="T4">$ myprogram ‐‐frog &lt;TAB&gt;</text:span></text:p>
            <text:p text:style-name="P3"><text:span text:style-name="T4"><text:s/></text:span><text:span text:style-name="T4">ribbit urp ugh</text:span></text:p>
            <text:p text:style-name="P3"><text:span text:style-name="T4"/></text:p>
            <text:p text:style-name="P3"><text:span text:style-name="T4"><text:s/></text:span><text:span text:style-name="T4">$ myprogram ‐‐frog r&lt;TAB&gt;</text:span></text:p>
            <text:p text:style-name="P3"><text:span text:style-name="T4"><text:s/></text:span><text:span text:style-name="T4">$ myprogram ‐‐frog ribbit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1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1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><text:s text:c="2"/></text:span><text:span text:style-name="T4">use Getopt::Long;</text:span></text:p>
            <text:p text:style-name="P3"><text:span text:style-name="T4"><text:s text:c="2"/></text:span><text:span text:style-name="T4">GetOptions(%myargs, “frog=s”, ”fraggle=s”);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1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><text:s text:c="2"/></text:span><text:span text:style-name="T4">use Getopt::Long;</text:span></text:p>
            <text:p text:style-name="P3"><text:span text:style-name="T4"><text:s text:c="2"/></text:span><text:span text:style-name="T4">GetOptions(%myargs, “frog=s”, ”fraggle=s”);</text:span></text:p>
            <text:p text:style-name="P3"><text:span text:style-name="T4"/></text:p>
            <text:p text:style-name="P3"><text:span text:style-name="T4"><text:s text:c="2"/></text:span><text:span text:style-name="T4">print “the frog says “ . $myargs{frog} . “\n”;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1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><text:s text:c="2"/></text:span><text:span text:style-name="T4">use Getopt::Long;</text:span></text:p>
            <text:p text:style-name="P3"><text:span text:style-name="T4"><text:s text:c="2"/></text:span><text:span text:style-name="T4">GetOptions(%myargs, “frog=s”, ”fraggle=s”);</text:span></text:p>
            <text:p text:style-name="P3"><text:span text:style-name="T4"/></text:p>
            <text:p text:style-name="P3"><text:span text:style-name="T4"><text:s text:c="2"/></text:span><text:span text:style-name="T4">print “the frog says “ . </text:span><text:span text:style-name="T5">$myargs{frog}</text:span><text:span text:style-name="T4"> . “\n”;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1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><text:s text:c="2"/></text:span></text:p>
            <text:p text:style-name="P3"><text:span text:style-name="T4"/></text:p>
            <text:p text:style-name="P3"><text:span text:style-name="T4"/></text:p>
            <text:p text:style-name="P3"><text:span text:style-name="T4"><text:s text:c="2"/></text:span><text:span text:style-name="T4">print “the frog says “ . </text:span><text:span text:style-name="T5">$Getopt::Complete::ARGS{frog}</text:span><text:span text:style-name="T4"> . “\n”;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1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><text:s text:c="2"/></text:span></text:p>
            <text:p text:style-name="P3"><text:span text:style-name="T4"><text:s text:c="2"/></text:span><text:span text:style-name="T4"># %Getopt::Complete::ARGS</text:span></text:p>
            <text:p text:style-name="P3"><text:span text:style-name="T4"/></text:p>
            <text:p text:style-name="P3"><text:span text:style-name="T4"><text:s text:c="2"/></text:span><text:span text:style-name="T4">print “the frog says “ . </text:span><text:span text:style-name="T5">$Getopt::Complete::ARGS{frog}</text:span><text:span text:style-name="T4"> . “\n”;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1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><text:s text:c="2"/></text:span></text:p>
            <text:p text:style-name="P3"><text:span text:style-name="T4"><text:s text:c="2"/></text:span><text:span text:style-name="T4"># </text:span><text:span text:style-name="T5">%Getopt::Complete::ARG</text:span><text:span text:style-name="T4">S !!!</text:span></text:p>
            <text:p text:style-name="P3"><text:span text:style-name="T4"/></text:p>
            <text:p text:style-name="P3"><text:span text:style-name="T6"><text:s text:c="2"/></text:span><text:span text:style-name="T6">print “the frog says “ . $Getopt::Complete::ARGS{frog} . “\n”;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1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><text:s text:c="2"/></text:span></text:p>
            <text:p text:style-name="P3"><text:span text:style-name="T4"><text:s text:c="2"/></text:span><text:span text:style-name="T4"># </text:span><text:span text:style-name="T5">%ARGS</text:span></text:p>
            <text:p text:style-name="P3"><text:span text:style-name="T4"/></text:p>
            <text:p text:style-name="P3"><text:span text:style-name="T4"><text:s text:c="2"/></text:span><text:span text:style-name="T4">print “the frog says “ . </text:span><text:span text:style-name="T5">$ARGS{frog}</text:span><text:span text:style-name="T4"> . “\n”;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1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><text:s text:c="2"/></text:span></text:p>
            <text:p text:style-name="P3"><text:span text:style-name="T4"><text:s text:c="2"/></text:span><text:span text:style-name="T4"># </text:span><text:span text:style-name="T5">%ARGS</text:span><text:span text:style-name="T4"> !!</text:span></text:p>
            <text:p text:style-name="P3"><text:span text:style-name="T4"/></text:p>
            <text:p text:style-name="P3"><text:span text:style-name="T6"><text:s text:c="2"/></text:span><text:span text:style-name="T6">print “the frog says “ . $ARGS{frog} . “\n”;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1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><text:s text:c="2"/></text:span></text:p>
            <text:p text:style-name="P3"><text:span text:style-name="T4"/></text:p>
            <text:p text:style-name="P3"><text:span text:style-name="T4"/></text:p>
            <text:p text:style-name="P3"><text:span text:style-name="T4"><text:s text:c="2"/></text:span><text:span text:style-name="T4">print “the frog says “ . $ARGS{frog} . “\n”;</text:span></text:p>
            <text:p text:style-name="P3"><text:span text:style-name="T4"/></text:p>
            <text:p text:style-name="P3"><text:span text:style-name="T6"><text:s text:c="2"/></text:span><text:span text:style-name="T6">print “the fraggle likes to “ . $ARGS{fraggle} . “\n”;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1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><text:s text:c="2"/></text:span></text:p>
            <text:p text:style-name="P3"><text:span text:style-name="T4"/></text:p>
            <text:p text:style-name="P3"><text:span text:style-name="T4"/></text:p>
            <text:p text:style-name="P3"><text:span text:style-name="T6"><text:s text:c="2"/></text:span><text:span text:style-name="T6">print “the fraggle likes to “ . $ARGS-&gt;value('fraggle') . “\n”;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1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><text:s text:c="2"/></text:span></text:p>
            <text:p text:style-name="P3"><text:span text:style-name="T4"/></text:p>
            <text:p text:style-name="P3"><text:span text:style-name="T6"/></text:p>
            <text:p text:style-name="P3"><text:span text:style-name="T6"><text:s text:c="2"/></text:span><text:span text:style-name="T6">print “the fraggle likes to “ . $ARGS-&gt;value('fraggle') . “\n”;</text:span></text:p>
            <text:p text:style-name="P3"><text:span text:style-name="T7"/></text:p>
            <text:p text:style-name="P3"><text:span text:style-name="T7"><text:s text:c="2"/></text:span><text:span text:style-name="T7">(See perldoc Getopt::Complete::Args for the complete OO API)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1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6"/></text:span><text:span text:style-name="T4">'name=s' <text:s text:c="4"/>=&gt; undef,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1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6"/></text:span><text:span text:style-name="T4">'name=s' <text:s text:c="4"/>=&gt; undef,</text:span></text:p>
            <text:p text:style-name="P3"><text:span text:style-name="T4"><text:s text:c="6"/></text:span><text:span text:style-name="T4">'quiet!' <text:s text:c="8"/>=&gt; undef,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1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6"/></text:span><text:span text:style-name="T4">'name=s' <text:s text:c="4"/>=&gt; undef,</text:span></text:p>
            <text:p text:style-name="P3"><text:span text:style-name="T4"><text:s text:c="6"/></text:span><text:span text:style-name="T4">'quiet!' <text:s text:c="8"/>=&gt; undef,</text:span></text:p>
            <text:p text:style-name="P3"><text:span text:style-name="T4"><text:s text:c="6"/></text:span><text:span text:style-name="T4">'go!' <text:s text:c="12"/>=&gt; undef,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1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6"/></text:span><text:span text:style-name="T4">'name=s' <text:s text:c="4"/>=&gt; undef,</text:span></text:p>
            <text:p text:style-name="P3"><text:span text:style-name="T4"><text:s text:c="6"/></text:span><text:span text:style-name="T4">'quiet!' <text:s text:c="8"/>=&gt; undef,</text:span></text:p>
            <text:p text:style-name="P3"><text:span text:style-name="T4"><text:s text:c="6"/></text:span><text:span text:style-name="T4">'go!' <text:s text:c="12"/>=&gt; undef,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>In the shell:</text:span></text:p>
            <text:p text:style-name="P3"><text:span text:style-name="T4"/></text:p>
            <text:p text:style-name="P3"><text:span text:style-name="T4"><text:s/></text:span><text:span text:style-name="T4">$ myprogram --&lt;TAB&gt;</text:span></text:p>
            <text:p text:style-name="P3"><text:span text:style-name="T4">--fraggle –frog –go –name –quiet --no-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1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6"/></text:span><text:span text:style-name="T4">'name=s' <text:s text:c="4"/>=&gt; undef,</text:span></text:p>
            <text:p text:style-name="P3"><text:span text:style-name="T4"><text:s text:c="6"/></text:span><text:span text:style-name="T4">'quiet!' <text:s text:c="8"/>=&gt; undef,</text:span></text:p>
            <text:p text:style-name="P3"><text:span text:style-name="T4"><text:s text:c="6"/></text:span><text:span text:style-name="T4">'go!' <text:s text:c="12"/>=&gt; undef,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>In the shell:</text:span></text:p>
            <text:p text:style-name="P3"><text:span text:style-name="T4"/></text:p>
            <text:p text:style-name="P3"><text:span text:style-name="T4"><text:s/></text:span><text:span text:style-name="T4">$ myprogram --no&lt;TAB&gt;</text:span></text:p>
            <text:p text:style-name="P3"><text:span text:style-name="T4">--no-go --no-quiet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1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6"/></text:span><text:span text:style-name="T4">'name=s' <text:s text:c="4"/>=&gt; undef,</text:span></text:p>
            <text:p text:style-name="P3"><text:span text:style-name="T4"><text:s text:c="6"/></text:span><text:span text:style-name="T4">'quiet!' <text:s text:c="8"/>=&gt; undef,</text:span></text:p>
            <text:p text:style-name="P3"><text:span text:style-name="T4"><text:s text:c="6"/></text:span><text:span text:style-name="T4">'go!' <text:s text:c="12"/>=&gt; undef,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>In the shell:</text:span></text:p>
            <text:p text:style-name="P3"><text:span text:style-name="T4"/></text:p>
            <text:p text:style-name="P3"><text:span text:style-name="T4"><text:s/></text:span><text:span text:style-name="T4">$ myprogram --no-q&lt;TAB&gt;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1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6"/></text:span><text:span text:style-name="T4">'name=s' <text:s text:c="4"/>=&gt; undef,</text:span></text:p>
            <text:p text:style-name="P3"><text:span text:style-name="T4"><text:s text:c="6"/></text:span><text:span text:style-name="T4">'quiet!' <text:s text:c="8"/>=&gt; undef,</text:span></text:p>
            <text:p text:style-name="P3"><text:span text:style-name="T4"><text:s text:c="6"/></text:span><text:span text:style-name="T4">'go!' <text:s text:c="12"/>=&gt; undef,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>In the shell:</text:span></text:p>
            <text:p text:style-name="P3"><text:span text:style-name="T4"/></text:p>
            <text:p text:style-name="P3"><text:span text:style-name="T4"><text:s/></text:span><text:span text:style-name="T4">$ myprogram –no-quiet 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1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6"/></text:span><text:span text:style-name="T4">'name=s' <text:s text:c="4"/>=&gt; undef,</text:span></text:p>
            <text:p text:style-name="P3"><text:span text:style-name="T4"><text:s text:c="6"/></text:span><text:span text:style-name="T4">'quiet!' <text:s text:c="8"/>=&gt; undef,</text:span></text:p>
            <text:p text:style-name="P3"><text:span text:style-name="T4"><text:s text:c="6"/></text:span><text:span text:style-name="T4">'go!' <text:s text:c="12"/>=&gt; undef,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>In the shell:</text:span></text:p>
            <text:p text:style-name="P3"><text:span text:style-name="T4"/></text:p>
            <text:p text:style-name="P3"><text:span text:style-name="T4"><text:s/></text:span><text:span text:style-name="T4">$ myprogram –name &lt;TAB&gt;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1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6"/></text:span><text:span text:style-name="T4">'name=s' <text:s text:c="4"/>=&gt; undef,</text:span></text:p>
            <text:p text:style-name="P3"><text:span text:style-name="T4"><text:s text:c="6"/></text:span><text:span text:style-name="T4">'quiet!' <text:s text:c="8"/>=&gt; undef,</text:span></text:p>
            <text:p text:style-name="P3"><text:span text:style-name="T4"><text:s text:c="6"/></text:span><text:span text:style-name="T4">'go!' <text:s text:c="12"/>=&gt; undef,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>In the shell:</text:span></text:p>
            <text:p text:style-name="P3"><text:span text:style-name="T4"/></text:p>
            <text:p text:style-name="P3"><text:span text:style-name="T4"><text:s/></text:span><text:span text:style-name="T4">$ myprogram –name &lt;TAB&gt;</text:span></text:p>
            <text:p text:style-name="P3"><text:span text:style-name="T4">(nothing appears)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1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6"/></text:span><text:span text:style-name="T4">'name=s' <text:s text:c="4"/>=&gt; undef,</text:span></text:p>
            <text:p text:style-name="P3"><text:span text:style-name="T4"><text:s text:c="6"/></text:span><text:span text:style-name="T4">'quiet!' <text:s text:c="8"/>=&gt; undef,</text:span></text:p>
            <text:p text:style-name="P3"><text:span text:style-name="T4"><text:s text:c="6"/></text:span><text:span text:style-name="T4">'go!' <text:s text:c="12"/>=&gt; undef,</text:span></text:p>
            <text:p text:style-name="P3"><text:span text:style-name="T4"><text:s text:c="6"/></text:span><text:span text:style-name="T4">'out=s@' <text:s text:c="4"/>=&gt; 'directories'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0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6"/></text:span><text:span text:style-name="T4">'name=s' <text:s text:c="4"/>=&gt; undef,</text:span></text:p>
            <text:p text:style-name="P3"><text:span text:style-name="T4"><text:s text:c="6"/></text:span><text:span text:style-name="T4">'quiet!' <text:s text:c="8"/>=&gt; undef,</text:span></text:p>
            <text:p text:style-name="P3"><text:span text:style-name="T4"><text:s text:c="6"/></text:span><text:span text:style-name="T4">'go!' <text:s text:c="12"/>=&gt; undef,</text:span></text:p>
            <text:p text:style-name="P3"><text:span text:style-name="T4"><text:s text:c="6"/></text:span><text:span text:style-name="T4">'out=s@' <text:s text:c="4"/>=&gt; 'directories'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>$ myprogram --o&lt;TAB&gt;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0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6"/></text:span><text:span text:style-name="T4">'name=s' <text:s text:c="4"/>=&gt; undef,</text:span></text:p>
            <text:p text:style-name="P3"><text:span text:style-name="T4"><text:s text:c="6"/></text:span><text:span text:style-name="T4">'quiet!' <text:s text:c="8"/>=&gt; undef,</text:span></text:p>
            <text:p text:style-name="P3"><text:span text:style-name="T4"><text:s text:c="6"/></text:span><text:span text:style-name="T4">'go!' <text:s text:c="12"/>=&gt; undef,</text:span></text:p>
            <text:p text:style-name="P3"><text:span text:style-name="T4"><text:s text:c="6"/></text:span><text:span text:style-name="T4">'out=s@' <text:s text:c="4"/>=&gt; 'directories'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>$ myprogram –out 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0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6"/></text:span><text:span text:style-name="T4">'name=s' <text:s text:c="4"/>=&gt; undef,</text:span></text:p>
            <text:p text:style-name="P3"><text:span text:style-name="T4"><text:s text:c="6"/></text:span><text:span text:style-name="T4">'quiet!' <text:s text:c="8"/>=&gt; undef,</text:span></text:p>
            <text:p text:style-name="P3"><text:span text:style-name="T4"><text:s text:c="6"/></text:span><text:span text:style-name="T4">'go!' <text:s text:c="12"/>=&gt; undef,</text:span></text:p>
            <text:p text:style-name="P3"><text:span text:style-name="T4"><text:s text:c="6"/></text:span><text:span text:style-name="T4">'out=s@' <text:s text:c="4"/>=&gt; 'directories'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>$ myprogram –out &lt;TAB&gt;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0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6"/></text:span><text:span text:style-name="T4">'name=s' <text:s text:c="4"/>=&gt; undef,</text:span></text:p>
            <text:p text:style-name="P3"><text:span text:style-name="T4"><text:s text:c="6"/></text:span><text:span text:style-name="T4">'quiet!' <text:s text:c="8"/>=&gt; undef,</text:span></text:p>
            <text:p text:style-name="P3"><text:span text:style-name="T4"><text:s text:c="6"/></text:span><text:span text:style-name="T4">'go!' <text:s text:c="12"/>=&gt; undef,</text:span></text:p>
            <text:p text:style-name="P3"><text:span text:style-name="T4"><text:s text:c="6"/></text:span><text:span text:style-name="T4">'out=s@' <text:s text:c="4"/>=&gt; 'directories'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>$ myprogram –out dir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0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6"/></text:span><text:span text:style-name="T4">'name=s' <text:s text:c="4"/>=&gt; undef,</text:span></text:p>
            <text:p text:style-name="P3"><text:span text:style-name="T4"><text:s text:c="6"/></text:span><text:span text:style-name="T4">'quiet!' <text:s text:c="8"/>=&gt; undef,</text:span></text:p>
            <text:p text:style-name="P3"><text:span text:style-name="T4"><text:s text:c="6"/></text:span><text:span text:style-name="T4">'go!' <text:s text:c="12"/>=&gt; undef,</text:span></text:p>
            <text:p text:style-name="P3"><text:span text:style-name="T4"><text:s text:c="6"/></text:span><text:span text:style-name="T4">'out=s@' <text:s text:c="4"/>=&gt; 'directories'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>$ myprogram –out dir&lt;TAB&gt;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0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6"/></text:span><text:span text:style-name="T4">'name=s' <text:s text:c="4"/>=&gt; undef,</text:span></text:p>
            <text:p text:style-name="P3"><text:span text:style-name="T4"><text:s text:c="6"/></text:span><text:span text:style-name="T4">'quiet!' <text:s text:c="8"/>=&gt; undef,</text:span></text:p>
            <text:p text:style-name="P3"><text:span text:style-name="T4"><text:s text:c="6"/></text:span><text:span text:style-name="T4">'go!' <text:s text:c="12"/>=&gt; undef,</text:span></text:p>
            <text:p text:style-name="P3"><text:span text:style-name="T4"><text:s text:c="6"/></text:span><text:span text:style-name="T4">'out=s@' <text:s text:c="4"/>=&gt; 'directories'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>$ myprogram –out dir</text:span></text:p>
            <text:p text:style-name="P3"><text:span text:style-name="T4">dir1/ dir2/ dir2/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0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6"/></text:span><text:span text:style-name="T4">'name=s' <text:s text:c="4"/>=&gt; undef,</text:span></text:p>
            <text:p text:style-name="P3"><text:span text:style-name="T4"><text:s text:c="6"/></text:span><text:span text:style-name="T4">'quiet!' <text:s text:c="8"/>=&gt; undef,</text:span></text:p>
            <text:p text:style-name="P3"><text:span text:style-name="T4"><text:s text:c="6"/></text:span><text:span text:style-name="T4">'go!' <text:s text:c="12"/>=&gt; undef,</text:span></text:p>
            <text:p text:style-name="P3"><text:span text:style-name="T4"><text:s text:c="6"/></text:span><text:span text:style-name="T4">'out=s@' <text:s text:c="4"/>=&gt; 'directories'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>$ myprogram –out dir1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0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6"/></text:span><text:span text:style-name="T4">'name=s' <text:s text:c="4"/>=&gt; undef,</text:span></text:p>
            <text:p text:style-name="P3"><text:span text:style-name="T4"><text:s text:c="6"/></text:span><text:span text:style-name="T4">'quiet!' <text:s text:c="8"/>=&gt; undef,</text:span></text:p>
            <text:p text:style-name="P3"><text:span text:style-name="T4"><text:s text:c="6"/></text:span><text:span text:style-name="T4">'go!' <text:s text:c="12"/>=&gt; undef,</text:span></text:p>
            <text:p text:style-name="P3"><text:span text:style-name="T4"><text:s text:c="6"/></text:span><text:span text:style-name="T4">'out=s@' <text:s text:c="4"/>=&gt; 'directories'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>$ myprogram –out dir1 –o&lt;TAB&gt;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0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6"/></text:span><text:span text:style-name="T4">'name=s' <text:s text:c="4"/>=&gt; undef,</text:span></text:p>
            <text:p text:style-name="P3"><text:span text:style-name="T4"><text:s text:c="6"/></text:span><text:span text:style-name="T4">'quiet!' <text:s text:c="8"/>=&gt; undef,</text:span></text:p>
            <text:p text:style-name="P3"><text:span text:style-name="T4"><text:s text:c="6"/></text:span><text:span text:style-name="T4">'go!' <text:s text:c="12"/>=&gt; undef,</text:span></text:p>
            <text:p text:style-name="P3"><text:span text:style-name="T4"><text:s text:c="6"/></text:span><text:span text:style-name="T4">'out=s@' <text:s text:c="4"/>=&gt; 'directories'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>$ myprogram –out dir1 –out 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0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6"/></text:span><text:span text:style-name="T4">'name=s' <text:s text:c="4"/>=&gt; undef,</text:span></text:p>
            <text:p text:style-name="P3"><text:span text:style-name="T4"><text:s text:c="6"/></text:span><text:span text:style-name="T4">'quiet!' <text:s text:c="8"/>=&gt; undef,</text:span></text:p>
            <text:p text:style-name="P3"><text:span text:style-name="T4"><text:s text:c="6"/></text:span><text:span text:style-name="T4">'go!' <text:s text:c="12"/>=&gt; undef,</text:span></text:p>
            <text:p text:style-name="P3"><text:span text:style-name="T4"><text:s text:c="6"/></text:span><text:span text:style-name="T4">'out=s@' <text:s text:c="4"/>=&gt; 'directories'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>$ myprogram –out dir1 –out &lt;TAB&gt;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0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6"/></text:span><text:span text:style-name="T4">'name=s' <text:s text:c="4"/>=&gt; undef,</text:span></text:p>
            <text:p text:style-name="P3"><text:span text:style-name="T4"><text:s text:c="6"/></text:span><text:span text:style-name="T4">'quiet!' <text:s text:c="8"/>=&gt; undef,</text:span></text:p>
            <text:p text:style-name="P3"><text:span text:style-name="T4"><text:s text:c="6"/></text:span><text:span text:style-name="T4">'go!' <text:s text:c="12"/>=&gt; undef,</text:span></text:p>
            <text:p text:style-name="P3"><text:span text:style-name="T4"><text:s text:c="6"/></text:span><text:span text:style-name="T4">'out=s@' <text:s text:c="4"/>=&gt; 'directories'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>$ myprogram –out dir1 –out &lt;TAB&gt;</text:span></text:p>
            <text:p text:style-name="P3"><text:span text:style-name="T4">dir1/ dir2/ dir2/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-0.026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myfile’ <text:s text:c="11"/>=&gt; ’files’, <text:s text:c="13"/># or ’f’</text:span></text:p>
            <text:p text:style-name="P3"><text:span text:style-name="T4"><text:s text:c="6"/>’</text:span><text:span text:style-name="T4">mydir’ <text:s text:c="12"/>=&gt; ’directories’, <text:s text:c="2"/># or ’d’</text:span></text:p>
            <text:p text:style-name="P3"><text:span text:style-name="T4"><text:s text:c="6"/>’</text:span><text:span text:style-name="T4">mycommand’ =&gt; ’commands’, <text:s text:c="2"/># or ’c’</text:span></text:p>
            <text:p text:style-name="P3"><text:span text:style-name="T4"><text:s text:c="6"/>’</text:span><text:span text:style-name="T4">myuser’ <text:s text:c="9"/>=&gt; ’users’, <text:s text:c="10"/># or ’u’</text:span></text:p>
            <text:p text:style-name="P3"><text:span text:style-name="T4"><text:s text:c="6"/>’</text:span><text:span text:style-name="T4">mygroup’ <text:s text:c="7"/>=&gt; ’groups’, <text:s text:c="8"/># or ’d’</text:span></text:p>
            <text:p text:style-name="P3"><text:span text:style-name="T4"><text:s text:c="6"/>’</text:span><text:span text:style-name="T4">myenv’ <text:s text:c="10"/>=&gt; ’environment’, # or ’e’</text:span></text:p>
            <text:p text:style-name="P3"><text:span text:style-name="T4"><text:s text:c="6"/>’</text:span><text:span text:style-name="T4">myservice’ <text:s text:c="4"/>=&gt; ’services’, <text:s text:c="7"/># or ’s’</text:span></text:p>
            <text:p text:style-name="P3"><text:span text:style-name="T4"><text:s text:c="6"/>’</text:span><text:span text:style-name="T4">myalias’ <text:s text:c="8"/>=&gt; ’aliases’, <text:s text:c="9"/># or ’a’</text:span></text:p>
            <text:p text:style-name="P3"><text:span text:style-name="T4"><text:s text:c="6"/>’</text:span><text:span text:style-name="T4">mybuiltin’ <text:s text:c="6"/>=&gt; ’builtins’ <text:s text:c="10"/># or ’b’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001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myfile’ <text:s text:c="11"/>=&gt; ’files’, <text:s text:c="13"/># or ’f’</text:span></text:p>
            <text:p text:style-name="P3"><text:span text:style-name="T4"><text:s text:c="6"/>’</text:span><text:span text:style-name="T4">mydir’ <text:s text:c="12"/>=&gt; ’directories’, <text:s text:c="2"/># or ’d’</text:span></text:p>
            <text:p text:style-name="P3"><text:span text:style-name="T4"><text:s text:c="6"/>’</text:span><text:span text:style-name="T4">mycommand’ =&gt; ’commands’, <text:s text:c="2"/># or ’c’</text:span></text:p>
            <text:p text:style-name="P3"><text:span text:style-name="T4"><text:s text:c="6"/>’</text:span><text:span text:style-name="T4">myuser’ <text:s text:c="9"/>=&gt; ’users’, <text:s text:c="10"/># or ’u’</text:span></text:p>
            <text:p text:style-name="P3"><text:span text:style-name="T4"><text:s text:c="6"/>’</text:span><text:span text:style-name="T4">mygroup’ <text:s text:c="7"/>=&gt; ’groups’, <text:s text:c="8"/># or ’d’</text:span></text:p>
            <text:p text:style-name="P3"><text:span text:style-name="T4"><text:s text:c="6"/>’</text:span><text:span text:style-name="T4">myenv’ <text:s text:c="10"/>=&gt; ’environment’, # or ’e’</text:span></text:p>
            <text:p text:style-name="P3"><text:span text:style-name="T4"><text:s text:c="6"/>’</text:span><text:span text:style-name="T4">myservice’ <text:s text:c="4"/>=&gt; ’services’, <text:s text:c="7"/># or ’s’</text:span></text:p>
            <text:p text:style-name="P3"><text:span text:style-name="T4"><text:s text:c="6"/>’</text:span><text:span text:style-name="T4">myalias’ <text:s text:c="8"/>=&gt; ’aliases’, <text:s text:c="9"/># or ’a’</text:span></text:p>
            <text:p text:style-name="P3"><text:span text:style-name="T4"><text:s text:c="6"/>’</text:span><text:span text:style-name="T4">mybuiltin’ <text:s text:c="6"/>=&gt; ’builtins’ <text:s text:c="10"/># or ’b’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><text:s text:c="2"/></text:span><text:span text:style-name="T4">$ man bash</text:span></text:p>
            <text:p text:style-name="P3"><text:span text:style-name="T4"/></text:p>
            <text:p text:style-name="P3"><text:span text:style-name="T4"><text:s/>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001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myfile’ <text:s text:c="11"/>=&gt; ’files’, <text:s text:c="13"/># or ’f’</text:span></text:p>
            <text:p text:style-name="P3"><text:span text:style-name="T4"><text:s text:c="6"/>’</text:span><text:span text:style-name="T4">mydir’ <text:s text:c="12"/>=&gt; ’directories’, <text:s text:c="2"/># or ’d’</text:span></text:p>
            <text:p text:style-name="P3"><text:span text:style-name="T4"><text:s text:c="6"/>’</text:span><text:span text:style-name="T4">mycommand’ =&gt; ’commands’, <text:s text:c="2"/># or ’c’</text:span></text:p>
            <text:p text:style-name="P3"><text:span text:style-name="T4"><text:s text:c="6"/>’</text:span><text:span text:style-name="T4">myuser’ <text:s text:c="9"/>=&gt; ’users’, <text:s text:c="10"/># or ’u’</text:span></text:p>
            <text:p text:style-name="P3"><text:span text:style-name="T4"><text:s text:c="6"/>’</text:span><text:span text:style-name="T4">mygroup’ <text:s text:c="7"/>=&gt; ’groups’, <text:s text:c="8"/># or ’d’</text:span></text:p>
            <text:p text:style-name="P3"><text:span text:style-name="T4"><text:s text:c="6"/>’</text:span><text:span text:style-name="T4">myenv’ <text:s text:c="10"/>=&gt; ’environment’, # or ’e’</text:span></text:p>
            <text:p text:style-name="P3"><text:span text:style-name="T4"><text:s text:c="6"/>’</text:span><text:span text:style-name="T4">myservice’ <text:s text:c="4"/>=&gt; ’services’, <text:s text:c="7"/># or ’s’</text:span></text:p>
            <text:p text:style-name="P3"><text:span text:style-name="T4"><text:s text:c="6"/>’</text:span><text:span text:style-name="T4">myalias’ <text:s text:c="8"/>=&gt; ’aliases’, <text:s text:c="9"/># or ’a’</text:span></text:p>
            <text:p text:style-name="P3"><text:span text:style-name="T4"><text:s text:c="6"/>’</text:span><text:span text:style-name="T4">mybuiltin’ <text:s text:c="6"/>=&gt; ’builtins’ <text:s text:c="10"/># or ’b’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><text:s text:c="2"/></text:span><text:span text:style-name="T4">$ man bash</text:span></text:p>
            <text:p text:style-name="P3"><text:span text:style-name="T4"><text:s text:c="2"/></text:span><text:span text:style-name="T4">$ compgen -h</text:span></text:p>
            <text:p text:style-name="P3"><text:span text:style-name="T4"/></text:p>
            <text:p text:style-name="P3"><text:span text:style-name="T4"/></text:p>
            <text:p text:style-name="P3"><text:span text:style-name="T4"><text:s/>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0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6"/></text:span><text:span text:style-name="T4">'name=s' <text:s text:c="4"/>=&gt; undef,</text:span></text:p>
            <text:p text:style-name="P3"><text:span text:style-name="T4"><text:s text:c="6"/></text:span><text:span text:style-name="T4">'quiet!' <text:s text:c="8"/>=&gt; undef,</text:span></text:p>
            <text:p text:style-name="P3"><text:span text:style-name="T4"><text:s text:c="6"/></text:span><text:span text:style-name="T4">'go!' <text:s text:c="12"/>=&gt; undef,</text:span></text:p>
            <text:p text:style-name="P3"><text:span text:style-name="T4"><text:s text:c="6"/></text:span><text:span text:style-name="T4">'out=s@' <text:s text:c="4"/>=&gt; 'directories',</text:span></text:p>
            <text:p text:style-name="P3"><text:span text:style-name="T4"><text:s text:c="6"/></text:span><text:span text:style-name="T4">'&lt;&gt;' <text:s text:c="12"/>=&gt; 'files'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>$ myprogram &lt;TAB&gt;</text:span></text:p>
            <text:p text:style-name="P3"><text:span text:style-name="T4">dir1/ dir2/ dir3/ file1 file2 file3 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0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6"/></text:span><text:span text:style-name="T4">'name=s' <text:s text:c="4"/>=&gt; undef,</text:span></text:p>
            <text:p text:style-name="P3"><text:span text:style-name="T4"><text:s text:c="6"/></text:span><text:span text:style-name="T4">'quiet!' <text:s text:c="8"/>=&gt; undef,</text:span></text:p>
            <text:p text:style-name="P3"><text:span text:style-name="T4"><text:s text:c="6"/></text:span><text:span text:style-name="T4">'go!' <text:s text:c="12"/>=&gt; undef,</text:span></text:p>
            <text:p text:style-name="P3"><text:span text:style-name="T4"><text:s text:c="6"/></text:span><text:span text:style-name="T4">'out=s@' <text:s text:c="4"/>=&gt; 'directories',</text:span></text:p>
            <text:p text:style-name="P3"><text:span text:style-name="T4"><text:s text:c="6"/></text:span><text:span text:style-name="T4">'&lt;&gt;' <text:s text:c="12"/>=&gt; 'files'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>$ myprogram dir1/&lt;TAB&gt;</text:span></text:p>
            <text:p text:style-name="P3"><text:span text:style-name="T4">dir1/dirX dir1/fileA dir1/fileB dir1/fileC 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0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6"/></text:span><text:span text:style-name="T4">'name=s' <text:s text:c="4"/>=&gt; undef,</text:span></text:p>
            <text:p text:style-name="P3"><text:span text:style-name="T4"><text:s text:c="6"/></text:span><text:span text:style-name="T4">'quiet!' <text:s text:c="8"/>=&gt; undef,</text:span></text:p>
            <text:p text:style-name="P3"><text:span text:style-name="T4"><text:s text:c="6"/></text:span><text:span text:style-name="T4">'go!' <text:s text:c="12"/>=&gt; undef,</text:span></text:p>
            <text:p text:style-name="P3"><text:span text:style-name="T4"><text:s text:c="6"/></text:span><text:span text:style-name="T4">'out=s@' <text:s text:c="4"/>=&gt; 'directories',</text:span></text:p>
            <text:p text:style-name="P3"><text:span text:style-name="T4"><text:s text:c="6"/></text:span><text:span text:style-name="T4">'&lt;&gt;' <text:s text:c="12"/>=&gt; 'files'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>$ myprogram dir1/dirX/&lt;TAB&gt;</text:span></text:p>
            <text:p text:style-name="P3"><text:span text:style-name="T4">dir1/dirX/file1 dir1/dirX/dir1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0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6"/></text:span><text:span text:style-name="T4">'name=s' <text:s text:c="4"/>=&gt; undef,</text:span></text:p>
            <text:p text:style-name="P3"><text:span text:style-name="T4"><text:s text:c="6"/></text:span><text:span text:style-name="T4">'quiet!' <text:s text:c="8"/>=&gt; undef,</text:span></text:p>
            <text:p text:style-name="P3"><text:span text:style-name="T4"><text:s text:c="6"/></text:span><text:span text:style-name="T4">'go!' <text:s text:c="12"/>=&gt; undef,</text:span></text:p>
            <text:p text:style-name="P3"><text:span text:style-name="T4"><text:s text:c="6"/></text:span><text:span text:style-name="T4">'out=s@' <text:s text:c="4"/>=&gt; 'directories',</text:span></text:p>
            <text:p text:style-name="P3"><text:span text:style-name="T4"><text:s text:c="6"/></text:span><text:span text:style-name="T4">'&lt;&gt;' <text:s text:c="12"/>=&gt; 'files'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>$ myprogram dir1/dirX/f&lt;TAB&gt;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7.936cm" svg:x="1.4cm" svg:y="0.0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4"/></text:p>
            <text:p text:style-name="P3"><text:span text:style-name="T4"><text:s text:c="2"/></text:span><text:span text:style-name="T4">use Getopt::Complete (</text:span></text:p>
            <text:p text:style-name="P3"><text:span text:style-name="T4"><text:s text:c="6"/>’</text:span><text:span text:style-name="T4">frog=s’ <text:s text:c="7"/>=&gt; [’ribbit’,’urp’,’ugh’],</text:span></text:p>
            <text:p text:style-name="P3"><text:span text:style-name="T4"><text:s text:c="6"/>’</text:span><text:span text:style-name="T4">fraggle=s’ <text:s text:c="2"/>=&gt; sub { return [’rock’,’roll’] },</text:span></text:p>
            <text:p text:style-name="P3"><text:span text:style-name="T4"><text:s text:c="6"/></text:span><text:span text:style-name="T4">'name=s' <text:s text:c="4"/>=&gt; undef,</text:span></text:p>
            <text:p text:style-name="P3"><text:span text:style-name="T4"><text:s text:c="6"/></text:span><text:span text:style-name="T4">'quiet!' <text:s text:c="8"/>=&gt; undef,</text:span></text:p>
            <text:p text:style-name="P3"><text:span text:style-name="T4"><text:s text:c="6"/></text:span><text:span text:style-name="T4">'go!' <text:s text:c="12"/>=&gt; undef,</text:span></text:p>
            <text:p text:style-name="P3"><text:span text:style-name="T4"><text:s text:c="6"/></text:span><text:span text:style-name="T4">'out=s@' <text:s text:c="4"/>=&gt; 'directories',</text:span></text:p>
            <text:p text:style-name="P3"><text:span text:style-name="T4"><text:s text:c="6"/></text:span><text:span text:style-name="T4">'&lt;&gt;' <text:s text:c="12"/>=&gt; 'files'</text:span></text:p>
            <text:p text:style-name="P3"><text:span text:style-name="T4"><text:s text:c="2"/></text:span><text:span text:style-name="T4">);</text:span></text:p>
            <text:p text:style-name="P3"><text:span text:style-name="T4"/></text:p>
            <text:p text:style-name="P3"><text:span text:style-name="T4">$ myprogram dir1/dirX/file 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19.823cm" svg:x="1.4cm" svg:y="0.074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8"/></text:p>
            <text:p text:style-name="P3"><text:span text:style-name="T8"><text:s text:c="2"/></text:span><text:span text:style-name="T8">use Getopt::Complete (</text:span></text:p>
            <text:p text:style-name="P3"><text:span text:style-name="T8"><text:s text:c="4"/></text:span><text:span text:style-name="T8">type =&gt; [’names’,’places’,’things’],</text:span></text:p>
            <text:p text:style-name="P3"><text:span text:style-name="T8"><text:s text:c="4"/></text:span></text:p>
            <text:p text:style-name="P3"><text:span text:style-name="T8"><text:s text:c="4"/></text:span><text:span text:style-name="T8">instance =&gt; sub {</text:span></text:p>
            <text:p text:style-name="P3"><text:span text:style-name="T8"><text:s text:c="6"/></text:span><text:span text:style-name="T8">my ($command, $value, $option, $other_opts) = @_;</text:span></text:p>
            <text:p text:style-name="P3"><text:span text:style-name="T8"><text:s text:c="4"/></text:span></text:p>
            <text:p text:style-name="P3"><text:span text:style-name="T8"><text:s text:c="6"/></text:span><text:span text:style-name="T8">if ($other_opts{type} eq ’names’) {</text:span></text:p>
            <text:p text:style-name="P3"><text:span text:style-name="T8"><text:s text:c="8"/></text:span><text:span text:style-name="T8">return [qw/larry moe curly/],</text:span></text:p>
            <text:p text:style-name="P3"><text:span text:style-name="T8"><text:s text:c="6"/></text:span><text:span text:style-name="T8">}</text:span></text:p>
            <text:p text:style-name="P3"><text:span text:style-name="T8"><text:s text:c="6"/></text:span><text:span text:style-name="T8">elsif ($other_opts{type} eq ’places’) {</text:span></text:p>
            <text:p text:style-name="P3"><text:span text:style-name="T8"><text:s text:c="8"/></text:span><text:span text:style-name="T8">return [qw/here there everywhere/],</text:span></text:p>
            <text:p text:style-name="P3"><text:span text:style-name="T8"><text:s text:c="6"/></text:span><text:span text:style-name="T8">}</text:span></text:p>
            <text:p text:style-name="P3"><text:span text:style-name="T8"><text:s text:c="6"/></text:span><text:span text:style-name="T8">elsif ($other_opts{type} eq ’things’) {</text:span></text:p>
            <text:p text:style-name="P3"><text:span text:style-name="T8"><text:s text:c="8"/></text:span><text:span text:style-name="T8">return [ query_database_matching("${value}%") ]</text:span></text:p>
            <text:p text:style-name="P3"><text:span text:style-name="T8"><text:s text:c="6"/></text:span><text:span text:style-name="T8">}</text:span></text:p>
            <text:p text:style-name="P3"><text:span text:style-name="T8"><text:s text:c="6"/></text:span><text:span text:style-name="T8">else {</text:span></text:p>
            <text:p text:style-name="P3"><text:span text:style-name="T8"><text:s text:c="8"/></text:span><text:span text:style-name="T8"># invalid type: no matches</text:span></text:p>
            <text:p text:style-name="P3"><text:span text:style-name="T8"><text:s text:c="8"/></text:span><text:span text:style-name="T8">return []</text:span></text:p>
            <text:p text:style-name="P3"><text:span text:style-name="T8"><text:s text:c="6"/></text:span><text:span text:style-name="T8">}</text:span></text:p>
            <text:p text:style-name="P3"><text:span text:style-name="T8"><text:s text:c="4"/></text:span><text:span text:style-name="T8">},</text:span></text:p>
            <text:p text:style-name="P3"><text:span text:style-name="T8"/></text:p>
            <text:p text:style-name="P3"><text:span text:style-name="T8"><text:s text:c="2"/></text:span><text:span text:style-name="T8">);</text:span></text:p>
            <text:p text:style-name="P3"><text:span text:style-name="T8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32">
        <office:forms form:automatic-focus="false" form:apply-design-mode="false"/>
        <draw:frame presentation:style-name="pr4" draw:text-style-name="P4" draw:layer="layout" svg:width="25.834cm" svg:height="24.172cm" svg:x="0.987cm" svg:y="0.227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8"/></text:p>
            <text:p text:style-name="P3"><text:span text:style-name="T8"><text:s text:c="2"/></text:span><text:span text:style-name="T8">use Getopt::Complete (</text:span></text:p>
            <text:p text:style-name="P3"><text:span text:style-name="T8"><text:s text:c="4"/></text:span><text:span text:style-name="T8">type =&gt; [’names’,’places’,’things’],</text:span></text:p>
            <text:p text:style-name="P3"><text:span text:style-name="T8"><text:s text:c="4"/></text:span></text:p>
            <text:p text:style-name="P3"><text:span text:style-name="T8"><text:s text:c="4"/></text:span><text:span text:style-name="T8">instance =&gt; sub {</text:span></text:p>
            <text:p text:style-name="P3"><text:span text:style-name="T8"><text:s text:c="6"/></text:span><text:span text:style-name="T8">my ($command, $value, $option, $other_opts) = @_;</text:span></text:p>
            <text:p text:style-name="P3"><text:span text:style-name="T8"><text:s text:c="4"/></text:span></text:p>
            <text:p text:style-name="P3"><text:span text:style-name="T8"><text:s text:c="6"/></text:span><text:span text:style-name="T8">if ($other_opts{type} eq ’names’) {</text:span></text:p>
            <text:p text:style-name="P3"><text:span text:style-name="T8"><text:s text:c="8"/></text:span><text:span text:style-name="T8">return [qw/larry moe curly/],</text:span></text:p>
            <text:p text:style-name="P3"><text:span text:style-name="T8"><text:s text:c="6"/></text:span><text:span text:style-name="T8">}</text:span></text:p>
            <text:p text:style-name="P3"><text:span text:style-name="T8"><text:s text:c="6"/></text:span><text:span text:style-name="T8">elsif ($other_opts{type} eq ’places’) {</text:span></text:p>
            <text:p text:style-name="P3"><text:span text:style-name="T8"><text:s text:c="8"/></text:span><text:span text:style-name="T8">return [qw/here there everywhere/],</text:span></text:p>
            <text:p text:style-name="P3"><text:span text:style-name="T8"><text:s text:c="6"/></text:span><text:span text:style-name="T8">}</text:span></text:p>
            <text:p text:style-name="P3"><text:span text:style-name="T8"><text:s text:c="6"/></text:span><text:span text:style-name="T8">elsif ($other_opts{type} eq ’things’) {</text:span></text:p>
            <text:p text:style-name="P3"><text:span text:style-name="T8"><text:s text:c="8"/></text:span><text:span text:style-name="T8">return [ query_database_matching("${value}%") ]</text:span></text:p>
            <text:p text:style-name="P3"><text:span text:style-name="T8"><text:s text:c="6"/></text:span><text:span text:style-name="T8">}</text:span></text:p>
            <text:p text:style-name="P3"><text:span text:style-name="T8"><text:s text:c="6"/></text:span><text:span text:style-name="T8">else {</text:span></text:p>
            <text:p text:style-name="P3"><text:span text:style-name="T8"><text:s text:c="8"/></text:span><text:span text:style-name="T8"># invalid type: no matches</text:span></text:p>
            <text:p text:style-name="P3"><text:span text:style-name="T8"><text:s text:c="8"/></text:span><text:span text:style-name="T8">return []</text:span></text:p>
            <text:p text:style-name="P3"><text:span text:style-name="T8"><text:s text:c="6"/></text:span><text:span text:style-name="T8">}</text:span></text:p>
            <text:p text:style-name="P3"><text:span text:style-name="T8"><text:s text:c="4"/></text:span><text:span text:style-name="T8">},</text:span></text:p>
            <text:p text:style-name="P3"><text:span text:style-name="T8"/></text:p>
            <text:p text:style-name="P3"><text:span text:style-name="T8"><text:s text:c="2"/></text:span><text:span text:style-name="T8">);</text:span></text:p>
            <text:p text:style-name="P3"><text:span text:style-name="T8"/></text:p>
            <text:p text:style-name="P3"><text:span text:style-name="T9">In the shell:</text:span></text:p>
            <text:p text:style-name="P3"><text:span text:style-name="T9"/></text:p>
            <text:p text:style-name="P3"><text:span text:style-name="T9">$ myprogram –type &lt;TAB&gt;</text:span></text:p>
            <text:p text:style-name="P3"><text:span text:style-name="T9">names people places</text:span></text:p>
            <text:p text:style-name="P3"><text:span text:style-name="T9"/></text:p>
            <text:p text:style-name="P3"><text:span text:style-name="T9"/></text:p>
            <text:p text:style-name="P3"><text:span text:style-name="T8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24.172cm" svg:x="1.27cm" svg:y="0.246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8"/></text:p>
            <text:p text:style-name="P3"><text:span text:style-name="T8"><text:s text:c="2"/></text:span><text:span text:style-name="T8">use Getopt::Complete (</text:span></text:p>
            <text:p text:style-name="P3"><text:span text:style-name="T8"><text:s text:c="4"/></text:span><text:span text:style-name="T8">type =&gt; [’names’,’places’,’things’],</text:span></text:p>
            <text:p text:style-name="P3"><text:span text:style-name="T8"><text:s text:c="4"/></text:span></text:p>
            <text:p text:style-name="P3"><text:span text:style-name="T8"><text:s text:c="4"/></text:span><text:span text:style-name="T8">instance =&gt; sub {</text:span></text:p>
            <text:p text:style-name="P3"><text:span text:style-name="T8"><text:s text:c="6"/></text:span><text:span text:style-name="T8">my ($command, $value, $option, $other_opts) = @_;</text:span></text:p>
            <text:p text:style-name="P3"><text:span text:style-name="T8"><text:s text:c="4"/></text:span></text:p>
            <text:p text:style-name="P3"><text:span text:style-name="T8"><text:s text:c="6"/></text:span><text:span text:style-name="T8">if ($other_opts{type} eq ’names’) {</text:span></text:p>
            <text:p text:style-name="P3"><text:span text:style-name="T8"><text:s text:c="8"/></text:span><text:span text:style-name="T8">return [qw/larry moe curly/],</text:span></text:p>
            <text:p text:style-name="P3"><text:span text:style-name="T8"><text:s text:c="6"/></text:span><text:span text:style-name="T8">}</text:span></text:p>
            <text:p text:style-name="P3"><text:span text:style-name="T8"><text:s text:c="6"/></text:span><text:span text:style-name="T8">elsif ($other_opts{type} eq ’places’) {</text:span></text:p>
            <text:p text:style-name="P3"><text:span text:style-name="T8"><text:s text:c="8"/></text:span><text:span text:style-name="T8">return [qw/here there everywhere/],</text:span></text:p>
            <text:p text:style-name="P3"><text:span text:style-name="T8"><text:s text:c="6"/></text:span><text:span text:style-name="T8">}</text:span></text:p>
            <text:p text:style-name="P3"><text:span text:style-name="T8"><text:s text:c="6"/></text:span><text:span text:style-name="T8">elsif ($other_opts{type} eq ’things’) {</text:span></text:p>
            <text:p text:style-name="P3"><text:span text:style-name="T8"><text:s text:c="8"/></text:span><text:span text:style-name="T8">return [ query_database_matching("${value}%") ]</text:span></text:p>
            <text:p text:style-name="P3"><text:span text:style-name="T8"><text:s text:c="6"/></text:span><text:span text:style-name="T8">}</text:span></text:p>
            <text:p text:style-name="P3"><text:span text:style-name="T8"><text:s text:c="6"/></text:span><text:span text:style-name="T8">else {</text:span></text:p>
            <text:p text:style-name="P3"><text:span text:style-name="T8"><text:s text:c="8"/></text:span><text:span text:style-name="T8"># invalid type: no matches</text:span></text:p>
            <text:p text:style-name="P3"><text:span text:style-name="T8"><text:s text:c="8"/></text:span><text:span text:style-name="T8">return []</text:span></text:p>
            <text:p text:style-name="P3"><text:span text:style-name="T8"><text:s text:c="6"/></text:span><text:span text:style-name="T8">}</text:span></text:p>
            <text:p text:style-name="P3"><text:span text:style-name="T8"><text:s text:c="4"/></text:span><text:span text:style-name="T8">},</text:span></text:p>
            <text:p text:style-name="P3"><text:span text:style-name="T8"/></text:p>
            <text:p text:style-name="P3"><text:span text:style-name="T8"><text:s text:c="2"/></text:span><text:span text:style-name="T8">);</text:span></text:p>
            <text:p text:style-name="P3"><text:span text:style-name="T8"/></text:p>
            <text:p text:style-name="P3"><text:span text:style-name="T9">In the shell:</text:span></text:p>
            <text:p text:style-name="P3"><text:span text:style-name="T9"/></text:p>
            <text:p text:style-name="P3"><text:span text:style-name="T9">$ myprogram –type places </text:span></text:p>
            <text:p text:style-name="P3"><text:span text:style-name="T9"/></text:p>
            <text:p text:style-name="P3"><text:span text:style-name="T9"/></text:p>
            <text:p text:style-name="P3"><text:span text:style-name="T9"/></text:p>
            <text:p text:style-name="P3"><text:span text:style-name="T8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24.172cm" svg:x="1.471cm" svg:y="-0.042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8"/></text:p>
            <text:p text:style-name="P3"><text:span text:style-name="T8"><text:s text:c="2"/></text:span><text:span text:style-name="T8">use Getopt::Complete (</text:span></text:p>
            <text:p text:style-name="P3"><text:span text:style-name="T8"><text:s text:c="4"/></text:span><text:span text:style-name="T8">type =&gt; [’names’,’places’,’things’],</text:span></text:p>
            <text:p text:style-name="P3"><text:span text:style-name="T8"><text:s text:c="4"/></text:span></text:p>
            <text:p text:style-name="P3"><text:span text:style-name="T8"><text:s text:c="4"/></text:span><text:span text:style-name="T8">instance =&gt; sub {</text:span></text:p>
            <text:p text:style-name="P3"><text:span text:style-name="T8"><text:s text:c="6"/></text:span><text:span text:style-name="T8">my ($command, $value, $option, $other_opts) = @_;</text:span></text:p>
            <text:p text:style-name="P3"><text:span text:style-name="T8"><text:s text:c="4"/></text:span></text:p>
            <text:p text:style-name="P3"><text:span text:style-name="T8"><text:s text:c="6"/></text:span><text:span text:style-name="T8">if ($other_opts{type} eq ’names’) {</text:span></text:p>
            <text:p text:style-name="P3"><text:span text:style-name="T8"><text:s text:c="8"/></text:span><text:span text:style-name="T8">return [qw/larry moe curly/],</text:span></text:p>
            <text:p text:style-name="P3"><text:span text:style-name="T8"><text:s text:c="6"/></text:span><text:span text:style-name="T8">}</text:span></text:p>
            <text:p text:style-name="P3"><text:span text:style-name="T8"><text:s text:c="6"/></text:span><text:span text:style-name="T8">elsif ($other_opts{type} eq ’places’) {</text:span></text:p>
            <text:p text:style-name="P3"><text:span text:style-name="T8"><text:s text:c="8"/></text:span><text:span text:style-name="T8">return [qw/here there everywhere/],</text:span></text:p>
            <text:p text:style-name="P3"><text:span text:style-name="T8"><text:s text:c="6"/></text:span><text:span text:style-name="T8">}</text:span></text:p>
            <text:p text:style-name="P3"><text:span text:style-name="T8"><text:s text:c="6"/></text:span><text:span text:style-name="T8">elsif ($other_opts{type} eq ’things’) {</text:span></text:p>
            <text:p text:style-name="P3"><text:span text:style-name="T8"><text:s text:c="8"/></text:span><text:span text:style-name="T8">return [ query_database_matching("${value}%") ]</text:span></text:p>
            <text:p text:style-name="P3"><text:span text:style-name="T8"><text:s text:c="6"/></text:span><text:span text:style-name="T8">}</text:span></text:p>
            <text:p text:style-name="P3"><text:span text:style-name="T8"><text:s text:c="6"/></text:span><text:span text:style-name="T8">else {</text:span></text:p>
            <text:p text:style-name="P3"><text:span text:style-name="T8"><text:s text:c="8"/></text:span><text:span text:style-name="T8"># invalid type: no matches</text:span></text:p>
            <text:p text:style-name="P3"><text:span text:style-name="T8"><text:s text:c="8"/></text:span><text:span text:style-name="T8">return []</text:span></text:p>
            <text:p text:style-name="P3"><text:span text:style-name="T8"><text:s text:c="6"/></text:span><text:span text:style-name="T8">}</text:span></text:p>
            <text:p text:style-name="P3"><text:span text:style-name="T8"><text:s text:c="4"/></text:span><text:span text:style-name="T8">},</text:span></text:p>
            <text:p text:style-name="P3"><text:span text:style-name="T8"/></text:p>
            <text:p text:style-name="P3"><text:span text:style-name="T8"><text:s text:c="2"/></text:span><text:span text:style-name="T8">);</text:span></text:p>
            <text:p text:style-name="P3"><text:span text:style-name="T8"/></text:p>
            <text:p text:style-name="P3"><text:span text:style-name="T9">In the shell:</text:span></text:p>
            <text:p text:style-name="P3"><text:span text:style-name="T9"/></text:p>
            <text:p text:style-name="P3"><text:span text:style-name="T9">$ myprogram –type places –instance &lt;TAB&gt;</text:span></text:p>
            <text:p text:style-name="P3"><text:span text:style-name="T9">everywhere here there </text:span></text:p>
            <text:p text:style-name="P3"><text:span text:style-name="T9"/></text:p>
            <text:p text:style-name="P3"><text:span text:style-name="T9"/></text:p>
            <text:p text:style-name="P3"><text:span text:style-name="T8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24.172cm" svg:x="1.471cm" svg:y="0.001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8"/></text:p>
            <text:p text:style-name="P3"><text:span text:style-name="T8"><text:s text:c="2"/></text:span><text:span text:style-name="T8">use Getopt::Complete (</text:span></text:p>
            <text:p text:style-name="P3"><text:span text:style-name="T8"><text:s text:c="4"/></text:span><text:span text:style-name="T8">type =&gt; [’names’,’places’,’things’],</text:span></text:p>
            <text:p text:style-name="P3"><text:span text:style-name="T8"><text:s text:c="4"/></text:span></text:p>
            <text:p text:style-name="P3"><text:span text:style-name="T8"><text:s text:c="4"/></text:span><text:span text:style-name="T8">instance =&gt; sub {</text:span></text:p>
            <text:p text:style-name="P3"><text:span text:style-name="T8"><text:s text:c="6"/></text:span><text:span text:style-name="T8">my ($command, $value, $option, $other_opts) = @_;</text:span></text:p>
            <text:p text:style-name="P3"><text:span text:style-name="T8"><text:s text:c="4"/></text:span></text:p>
            <text:p text:style-name="P3"><text:span text:style-name="T8"><text:s text:c="6"/></text:span><text:span text:style-name="T8">if ($other_opts{type} eq ’names’) {</text:span></text:p>
            <text:p text:style-name="P3"><text:span text:style-name="T8"><text:s text:c="8"/></text:span><text:span text:style-name="T8">return [qw/larry moe curly/],</text:span></text:p>
            <text:p text:style-name="P3"><text:span text:style-name="T8"><text:s text:c="6"/></text:span><text:span text:style-name="T8">}</text:span></text:p>
            <text:p text:style-name="P3"><text:span text:style-name="T8"><text:s text:c="6"/></text:span><text:span text:style-name="T8">elsif ($other_opts{type} eq ’places’) {</text:span></text:p>
            <text:p text:style-name="P3"><text:span text:style-name="T8"><text:s text:c="8"/></text:span><text:span text:style-name="T8">return [qw/here there everywhere/],</text:span></text:p>
            <text:p text:style-name="P3"><text:span text:style-name="T8"><text:s text:c="6"/></text:span><text:span text:style-name="T8">}</text:span></text:p>
            <text:p text:style-name="P3"><text:span text:style-name="T8"><text:s text:c="6"/></text:span><text:span text:style-name="T8">elsif ($other_opts{type} eq ’things’) {</text:span></text:p>
            <text:p text:style-name="P3"><text:span text:style-name="T8"><text:s text:c="8"/></text:span><text:span text:style-name="T8">return [ query_database_matching("${value}%") ]</text:span></text:p>
            <text:p text:style-name="P3"><text:span text:style-name="T8"><text:s text:c="6"/></text:span><text:span text:style-name="T8">}</text:span></text:p>
            <text:p text:style-name="P3"><text:span text:style-name="T8"><text:s text:c="6"/></text:span><text:span text:style-name="T8">else {</text:span></text:p>
            <text:p text:style-name="P3"><text:span text:style-name="T8"><text:s text:c="8"/></text:span><text:span text:style-name="T8"># invalid type: no matches</text:span></text:p>
            <text:p text:style-name="P3"><text:span text:style-name="T8"><text:s text:c="8"/></text:span><text:span text:style-name="T8">return []</text:span></text:p>
            <text:p text:style-name="P3"><text:span text:style-name="T8"><text:s text:c="6"/></text:span><text:span text:style-name="T8">}</text:span></text:p>
            <text:p text:style-name="P3"><text:span text:style-name="T8"><text:s text:c="4"/></text:span><text:span text:style-name="T8">},</text:span></text:p>
            <text:p text:style-name="P3"><text:span text:style-name="T8"/></text:p>
            <text:p text:style-name="P3"><text:span text:style-name="T8"><text:s text:c="2"/></text:span><text:span text:style-name="T8">);</text:span></text:p>
            <text:p text:style-name="P3"><text:span text:style-name="T8"/></text:p>
            <text:p text:style-name="P3"><text:span text:style-name="T9">In the shell:</text:span></text:p>
            <text:p text:style-name="P3"><text:span text:style-name="T9"/></text:p>
            <text:p text:style-name="P3"><text:span text:style-name="T9">$ myprogram –type people</text:span></text:p>
            <text:p text:style-name="P3"><text:span text:style-name="T9"/></text:p>
            <text:p text:style-name="P3"><text:span text:style-name="T9"/></text:p>
            <text:p text:style-name="P3"><text:span text:style-name="T9"/></text:p>
            <text:p text:style-name="P3"><text:span text:style-name="T8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24.803cm" svg:x="1.471cm" svg:y="0cm" presentation:class="subtitle" presentation:user-transformed="true">
          <draw:text-box>
            <text:p text:style-name="P3"><text:span text:style-name="T4">In the Perl program "myprogram":</text:span></text:p>
            <text:p text:style-name="P3"><text:span text:style-name="T8"/></text:p>
            <text:p text:style-name="P3"><text:span text:style-name="T8"><text:s text:c="2"/></text:span><text:span text:style-name="T8">use Getopt::Complete (</text:span></text:p>
            <text:p text:style-name="P3"><text:span text:style-name="T8"><text:s text:c="4"/></text:span><text:span text:style-name="T8">type =&gt; [’names’,’places’,’things’],</text:span></text:p>
            <text:p text:style-name="P3"><text:span text:style-name="T8"><text:s text:c="4"/></text:span></text:p>
            <text:p text:style-name="P3"><text:span text:style-name="T8"><text:s text:c="4"/></text:span><text:span text:style-name="T8">instance =&gt; sub {</text:span></text:p>
            <text:p text:style-name="P3"><text:span text:style-name="T8"><text:s text:c="6"/></text:span><text:span text:style-name="T8">my ($command, $value, $option, $other_opts) = @_;</text:span></text:p>
            <text:p text:style-name="P3"><text:span text:style-name="T8"><text:s text:c="4"/></text:span></text:p>
            <text:p text:style-name="P3"><text:span text:style-name="T8"><text:s text:c="6"/></text:span><text:span text:style-name="T8">if ($other_opts{type} eq ’names’) {</text:span></text:p>
            <text:p text:style-name="P3"><text:span text:style-name="T8"><text:s text:c="8"/></text:span><text:span text:style-name="T8">return [qw/larry moe curly/],</text:span></text:p>
            <text:p text:style-name="P3"><text:span text:style-name="T8"><text:s text:c="6"/></text:span><text:span text:style-name="T8">}</text:span></text:p>
            <text:p text:style-name="P3"><text:span text:style-name="T8"><text:s text:c="6"/></text:span><text:span text:style-name="T8">elsif ($other_opts{type} eq ’places’) {</text:span></text:p>
            <text:p text:style-name="P3"><text:span text:style-name="T8"><text:s text:c="8"/></text:span><text:span text:style-name="T8">return [qw/here there everywhere/],</text:span></text:p>
            <text:p text:style-name="P3"><text:span text:style-name="T8"><text:s text:c="6"/></text:span><text:span text:style-name="T8">}</text:span></text:p>
            <text:p text:style-name="P3"><text:span text:style-name="T8"><text:s text:c="6"/></text:span><text:span text:style-name="T8">elsif ($other_opts{type} eq ’things’) {</text:span></text:p>
            <text:p text:style-name="P3"><text:span text:style-name="T8"><text:s text:c="8"/></text:span><text:span text:style-name="T8">return [ query_database_matching("${value}%") ]</text:span></text:p>
            <text:p text:style-name="P3"><text:span text:style-name="T8"><text:s text:c="6"/></text:span><text:span text:style-name="T8">}</text:span></text:p>
            <text:p text:style-name="P3"><text:span text:style-name="T8"><text:s text:c="6"/></text:span><text:span text:style-name="T8">else {</text:span></text:p>
            <text:p text:style-name="P3"><text:span text:style-name="T8"><text:s text:c="8"/></text:span><text:span text:style-name="T8"># invalid type: no matches</text:span></text:p>
            <text:p text:style-name="P3"><text:span text:style-name="T8"><text:s text:c="8"/></text:span><text:span text:style-name="T8">return []</text:span></text:p>
            <text:p text:style-name="P3"><text:span text:style-name="T8"><text:s text:c="6"/></text:span><text:span text:style-name="T8">}</text:span></text:p>
            <text:p text:style-name="P3"><text:span text:style-name="T8"><text:s text:c="4"/></text:span><text:span text:style-name="T8">},</text:span></text:p>
            <text:p text:style-name="P3"><text:span text:style-name="T8"/></text:p>
            <text:p text:style-name="P3"><text:span text:style-name="T8"><text:s text:c="2"/></text:span><text:span text:style-name="T8">);</text:span></text:p>
            <text:p text:style-name="P3"><text:span text:style-name="T8"/></text:p>
            <text:p text:style-name="P3"><text:span text:style-name="T9">In the shell:</text:span></text:p>
            <text:p text:style-name="P3"><text:span text:style-name="T9"/></text:p>
            <text:p text:style-name="P3"><text:span text:style-name="T9">$ myprogram –type people –instance &lt;TAB&gt;</text:span></text:p>
            <text:p text:style-name="P3"><text:span text:style-name="T9">curly larry moe</text:span></text:p>
            <text:p text:style-name="P3"><text:span text:style-name="T9"/></text:p>
            <text:p text:style-name="P3"><text:span text:style-name="T9"/></text:p>
            <text:p text:style-name="P3"><text:span text:style-name="T9"/></text:p>
            <text:p text:style-name="P3"><text:span text:style-name="T8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074cm" presentation:class="subtitle" presentation:user-transformed="true">
          <draw:text-box>
            <text:p text:style-name="P3"><text:span text:style-name="T8">In the Perl program "myprogram":</text:span></text:p>
            <text:p text:style-name="P3"><text:span text:style-name="T8"/></text:p>
            <text:p text:style-name="P3"><text:span text:style-name="T8"><text:s text:c="3"/></text:span><text:span text:style-name="T8">use Getopt::Complete (</text:span></text:p>
            <text:p text:style-name="P3"><text:span text:style-name="T8"><text:s text:c="7"/></text:span><text:span text:style-name="T8">'&gt;dog' =&gt; [</text:span></text:p>
            <text:p text:style-name="P3"><text:span text:style-name="T8"><text:s text:c="11"/></text:span><text:span text:style-name="T8">'&gt;bark' =&gt; [</text:span></text:p>
            <text:p text:style-name="P3"><text:span text:style-name="T8"><text:s text:c="15"/></text:span><text:span text:style-name="T8">'ferocity' <text:s/>=&gt; ['yip','wail','ruf','grrrr'], </text:span></text:p>
            <text:p text:style-name="P3"><text:span text:style-name="T8"><text:s text:c="15"/></text:span><text:span text:style-name="T8">'count' <text:s/>=&gt; ['1','2','one too many'], </text:span></text:p>
            <text:p text:style-name="P3"><text:span text:style-name="T8"><text:s text:c="11"/></text:span><text:span text:style-name="T8">], <text:s/></text:span></text:p>
            <text:p text:style-name="P3"><text:span text:style-name="T8"><text:s text:c="11"/></text:span><text:span text:style-name="T8">'&gt;drool' =&gt; [</text:span></text:p>
            <text:p text:style-name="P3"><text:span text:style-name="T8"><text:s text:c="15"/></text:span><text:span text:style-name="T8">'buckets=n' =&gt; undef, </text:span></text:p>
            <text:p text:style-name="P3"><text:span text:style-name="T8"><text:s text:c="15"/></text:span><text:span text:style-name="T8">'lick' <text:s text:c="5"/>=&gt; 'users', </text:span></text:p>
            <text:p text:style-name="P3"><text:span text:style-name="T8"><text:s text:c="11"/></text:span><text:span text:style-name="T8">], <text:s/></text:span></text:p>
            <text:p text:style-name="P3"><text:span text:style-name="T8"><text:s text:c="11"/></text:span><text:span text:style-name="T8">'list!' =&gt; undef,</text:span></text:p>
            <text:p text:style-name="P3"><text:span text:style-name="T8"><text:s text:c="7"/></text:span><text:span text:style-name="T8">], <text:s/></text:span></text:p>
            <text:p text:style-name="P3"><text:span text:style-name="T8"><text:s text:c="7"/></text:span><text:span text:style-name="T8">'&gt;cat' =&gt; [</text:span></text:p>
            <text:p text:style-name="P3"><text:span text:style-name="T8"><text:s text:c="11"/></text:span><text:span text:style-name="T8">'&gt;purr' =&gt; [], </text:span></text:p>
            <text:p text:style-name="P3"><text:span text:style-name="T8"><text:s text:c="11"/></text:span><text:span text:style-name="T8">'&gt;meow' =&gt; [ </text:span></text:p>
            <text:p text:style-name="P3"><text:span text:style-name="T8"><text:s text:c="15"/></text:span><text:span text:style-name="T8">'volume=n' =&gt; undef,</text:span></text:p>
            <text:p text:style-name="P3"><text:span text:style-name="T8"><text:s text:c="15"/></text:span><text:span text:style-name="T8">'bass' =&gt; ['low','medium','high'],</text:span></text:p>
            <text:p text:style-name="P3"><text:span text:style-name="T8"><text:s text:c="11"/></text:span><text:span text:style-name="T8">] <text:s text:c="2"/></text:span></text:p>
            <text:p text:style-name="P3"><text:span text:style-name="T8"><text:s text:c="7"/></text:span><text:span text:style-name="T8">], <text:s/></text:span></text:p>
            <text:p text:style-name="P3"><text:span text:style-name="T8"><text:s text:c="3"/></text:span><text:span text:style-name="T8">);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074cm" presentation:class="subtitle" presentation:user-transformed="true">
          <draw:text-box>
            <text:p text:style-name="P3"><text:span text:style-name="T8">In the Perl program "myprogram":</text:span></text:p>
            <text:p text:style-name="P3"><text:span text:style-name="T8"/></text:p>
            <text:p text:style-name="P3"><text:span text:style-name="T8"><text:s text:c="3"/></text:span><text:span text:style-name="T8">use Getopt::Complete (</text:span></text:p>
            <text:p text:style-name="P3"><text:span text:style-name="T8"><text:s text:c="7"/></text:span><text:span text:style-name="T8">'&gt;dog' =&gt; [</text:span></text:p>
            <text:p text:style-name="P3"><text:span text:style-name="T8"><text:s text:c="11"/></text:span><text:span text:style-name="T8">'&gt;bark' =&gt; [</text:span></text:p>
            <text:p text:style-name="P3"><text:span text:style-name="T8"><text:s text:c="15"/></text:span><text:span text:style-name="T8">'ferocity' <text:s/>=&gt; ['yip','wail','ruf','grrrr'], </text:span></text:p>
            <text:p text:style-name="P3"><text:span text:style-name="T8"><text:s text:c="15"/></text:span><text:span text:style-name="T8">'count' <text:s/>=&gt; ['1','2','one too many'], </text:span></text:p>
            <text:p text:style-name="P3"><text:span text:style-name="T8"><text:s text:c="11"/></text:span><text:span text:style-name="T8">], <text:s/></text:span></text:p>
            <text:p text:style-name="P3"><text:span text:style-name="T8"><text:s text:c="11"/></text:span><text:span text:style-name="T8">'&gt;drool' =&gt; [</text:span></text:p>
            <text:p text:style-name="P3"><text:span text:style-name="T8"><text:s text:c="15"/></text:span><text:span text:style-name="T8">'buckets=n' =&gt; undef, </text:span></text:p>
            <text:p text:style-name="P3"><text:span text:style-name="T8"><text:s text:c="15"/></text:span><text:span text:style-name="T8">'lick' <text:s text:c="5"/>=&gt; 'users', </text:span></text:p>
            <text:p text:style-name="P3"><text:span text:style-name="T8"><text:s text:c="11"/></text:span><text:span text:style-name="T8">], <text:s/></text:span></text:p>
            <text:p text:style-name="P3"><text:span text:style-name="T8"><text:s text:c="11"/></text:span><text:span text:style-name="T8">'list!' =&gt; undef,</text:span></text:p>
            <text:p text:style-name="P3"><text:span text:style-name="T8"><text:s text:c="7"/></text:span><text:span text:style-name="T8">], <text:s/></text:span></text:p>
            <text:p text:style-name="P3"><text:span text:style-name="T8"><text:s text:c="7"/></text:span><text:span text:style-name="T8">'&gt;cat' =&gt; [</text:span></text:p>
            <text:p text:style-name="P3"><text:span text:style-name="T8"><text:s text:c="11"/></text:span><text:span text:style-name="T8">'&gt;purr' =&gt; [], </text:span></text:p>
            <text:p text:style-name="P3"><text:span text:style-name="T8"><text:s text:c="11"/></text:span><text:span text:style-name="T8">'&gt;meow' =&gt; [ </text:span></text:p>
            <text:p text:style-name="P3"><text:span text:style-name="T8"><text:s text:c="15"/></text:span><text:span text:style-name="T8">'volume=n' =&gt; undef,</text:span></text:p>
            <text:p text:style-name="P3"><text:span text:style-name="T8"><text:s text:c="15"/></text:span><text:span text:style-name="T8">'bass' =&gt; ['low','medium','high'],</text:span></text:p>
            <text:p text:style-name="P3"><text:span text:style-name="T8"><text:s text:c="11"/></text:span><text:span text:style-name="T8">] <text:s text:c="2"/></text:span></text:p>
            <text:p text:style-name="P3"><text:span text:style-name="T8"><text:s text:c="7"/></text:span><text:span text:style-name="T8">], <text:s/></text:span></text:p>
            <text:p text:style-name="P3"><text:span text:style-name="T8"><text:s text:c="3"/></text:span><text:span text:style-name="T8">);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074cm" presentation:class="subtitle" presentation:user-transformed="true">
          <draw:text-box>
            <text:p text:style-name="P3"><text:span text:style-name="T8">In the Perl program "myprogram":</text:span></text:p>
            <text:p text:style-name="P3"><text:span text:style-name="T8"/></text:p>
            <text:p text:style-name="P3"><text:span text:style-name="T8"><text:s text:c="3"/></text:span><text:span text:style-name="T8">use Getopt::Complete (</text:span></text:p>
            <text:p text:style-name="P3"><text:span text:style-name="T8"><text:s text:c="7"/></text:span><text:span text:style-name="T8">'&gt;dog' =&gt; [</text:span></text:p>
            <text:p text:style-name="P3"><text:span text:style-name="T8"><text:s text:c="11"/></text:span><text:span text:style-name="T8">'&gt;bark' =&gt; [</text:span></text:p>
            <text:p text:style-name="P3"><text:span text:style-name="T8"><text:s text:c="15"/></text:span><text:span text:style-name="T8">'ferocity' <text:s/>=&gt; ['yip','wail','ruf','grrrr'], </text:span></text:p>
            <text:p text:style-name="P3"><text:span text:style-name="T8"><text:s text:c="15"/></text:span><text:span text:style-name="T8">'count' <text:s/>=&gt; ['1','2','one too many'], </text:span></text:p>
            <text:p text:style-name="P3"><text:span text:style-name="T8"><text:s text:c="11"/></text:span><text:span text:style-name="T8">], <text:s/></text:span></text:p>
            <text:p text:style-name="P3"><text:span text:style-name="T8"><text:s text:c="11"/></text:span><text:span text:style-name="T8">'&gt;drool' =&gt; [</text:span></text:p>
            <text:p text:style-name="P3"><text:span text:style-name="T8"><text:s text:c="15"/></text:span><text:span text:style-name="T8">'buckets=n' =&gt; undef, </text:span></text:p>
            <text:p text:style-name="P3"><text:span text:style-name="T8"><text:s text:c="15"/></text:span><text:span text:style-name="T8">'lick' <text:s text:c="5"/>=&gt; 'users', </text:span></text:p>
            <text:p text:style-name="P3"><text:span text:style-name="T8"><text:s text:c="11"/></text:span><text:span text:style-name="T8">], <text:s/></text:span></text:p>
            <text:p text:style-name="P3"><text:span text:style-name="T8"><text:s text:c="11"/></text:span><text:span text:style-name="T8">'list!' =&gt; undef,</text:span></text:p>
            <text:p text:style-name="P3"><text:span text:style-name="T8"><text:s text:c="7"/></text:span><text:span text:style-name="T8">], <text:s/></text:span></text:p>
            <text:p text:style-name="P3"><text:span text:style-name="T8"><text:s text:c="7"/></text:span><text:span text:style-name="T8">'&gt;cat' =&gt; [</text:span></text:p>
            <text:p text:style-name="P3"><text:span text:style-name="T8"><text:s text:c="11"/></text:span><text:span text:style-name="T8">'&gt;purr' =&gt; [], </text:span></text:p>
            <text:p text:style-name="P3"><text:span text:style-name="T8"><text:s text:c="11"/></text:span><text:span text:style-name="T8">'&gt;meow' =&gt; [ </text:span></text:p>
            <text:p text:style-name="P3"><text:span text:style-name="T8"><text:s text:c="15"/></text:span><text:span text:style-name="T8">'volume=n' =&gt; undef,</text:span></text:p>
            <text:p text:style-name="P3"><text:span text:style-name="T8"><text:s text:c="15"/></text:span><text:span text:style-name="T8">'bass' =&gt; ['low','medium','high'],</text:span></text:p>
            <text:p text:style-name="P3"><text:span text:style-name="T8"><text:s text:c="11"/></text:span><text:span text:style-name="T8">] <text:s text:c="2"/></text:span></text:p>
            <text:p text:style-name="P3"><text:span text:style-name="T8"><text:s text:c="7"/></text:span><text:span text:style-name="T8">], <text:s/></text:span></text:p>
            <text:p text:style-name="P3"><text:span text:style-name="T8"><text:s text:c="3"/></text:span><text:span text:style-name="T8">);</text:span></text:p>
            <text:p text:style-name="P3"><text:span text:style-name="T8"/></text:p>
            <text:p text:style-name="P3"><text:span text:style-name="T8">In the shell: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074cm" presentation:class="subtitle" presentation:user-transformed="true">
          <draw:text-box>
            <text:p text:style-name="P3"><text:span text:style-name="T8">In the Perl program "myprogram":</text:span></text:p>
            <text:p text:style-name="P3"><text:span text:style-name="T8"/></text:p>
            <text:p text:style-name="P3"><text:span text:style-name="T8"><text:s text:c="3"/></text:span><text:span text:style-name="T8">use Getopt::Complete (</text:span></text:p>
            <text:p text:style-name="P3"><text:span text:style-name="T8"><text:s text:c="7"/></text:span><text:span text:style-name="T8">'&gt;dog' =&gt; [</text:span></text:p>
            <text:p text:style-name="P3"><text:span text:style-name="T8"><text:s text:c="11"/></text:span><text:span text:style-name="T8">'&gt;bark' =&gt; [</text:span></text:p>
            <text:p text:style-name="P3"><text:span text:style-name="T8"><text:s text:c="15"/></text:span><text:span text:style-name="T8">'ferocity' <text:s/>=&gt; ['yip','wail','ruf','grrrr'], </text:span></text:p>
            <text:p text:style-name="P3"><text:span text:style-name="T8"><text:s text:c="15"/></text:span><text:span text:style-name="T8">'count' <text:s/>=&gt; ['1','2','one too many'], </text:span></text:p>
            <text:p text:style-name="P3"><text:span text:style-name="T8"><text:s text:c="11"/></text:span><text:span text:style-name="T8">], <text:s/></text:span></text:p>
            <text:p text:style-name="P3"><text:span text:style-name="T8"><text:s text:c="11"/></text:span><text:span text:style-name="T8">'&gt;drool' =&gt; [</text:span></text:p>
            <text:p text:style-name="P3"><text:span text:style-name="T8"><text:s text:c="15"/></text:span><text:span text:style-name="T8">'buckets=n' =&gt; undef, </text:span></text:p>
            <text:p text:style-name="P3"><text:span text:style-name="T8"><text:s text:c="15"/></text:span><text:span text:style-name="T8">'lick' <text:s text:c="5"/>=&gt; 'users', </text:span></text:p>
            <text:p text:style-name="P3"><text:span text:style-name="T8"><text:s text:c="11"/></text:span><text:span text:style-name="T8">], <text:s/></text:span></text:p>
            <text:p text:style-name="P3"><text:span text:style-name="T8"><text:s text:c="11"/></text:span><text:span text:style-name="T8">'list!' =&gt; undef,</text:span></text:p>
            <text:p text:style-name="P3"><text:span text:style-name="T8"><text:s text:c="7"/></text:span><text:span text:style-name="T8">], <text:s/></text:span></text:p>
            <text:p text:style-name="P3"><text:span text:style-name="T8"><text:s text:c="7"/></text:span><text:span text:style-name="T8">'&gt;cat' =&gt; [</text:span></text:p>
            <text:p text:style-name="P3"><text:span text:style-name="T8"><text:s text:c="11"/></text:span><text:span text:style-name="T8">'&gt;purr' =&gt; [], </text:span></text:p>
            <text:p text:style-name="P3"><text:span text:style-name="T8"><text:s text:c="11"/></text:span><text:span text:style-name="T8">'&gt;meow' =&gt; [ </text:span></text:p>
            <text:p text:style-name="P3"><text:span text:style-name="T8"><text:s text:c="15"/></text:span><text:span text:style-name="T8">'volume=n' =&gt; undef,</text:span></text:p>
            <text:p text:style-name="P3"><text:span text:style-name="T8"><text:s text:c="15"/></text:span><text:span text:style-name="T8">'bass' =&gt; ['low','medium','high'],</text:span></text:p>
            <text:p text:style-name="P3"><text:span text:style-name="T8"><text:s text:c="11"/></text:span><text:span text:style-name="T8">] <text:s text:c="2"/></text:span></text:p>
            <text:p text:style-name="P3"><text:span text:style-name="T8"><text:s text:c="7"/></text:span><text:span text:style-name="T8">], <text:s/></text:span></text:p>
            <text:p text:style-name="P3"><text:span text:style-name="T8"><text:s text:c="3"/></text:span><text:span text:style-name="T8">);</text:span></text:p>
            <text:p text:style-name="P3"><text:span text:style-name="T8"/></text:p>
            <text:p text:style-name="P3"><text:span text:style-name="T8">In the shell:</text:span></text:p>
            <text:p text:style-name="P3"><text:span text:style-name="T8"><text:s/></text:span></text:p>
            <text:p text:style-name="P3"><text:span text:style-name="T8"><text:s/></text:span><text:span text:style-name="T8">$ myprogram &lt;TAB&gt;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074cm" presentation:class="subtitle" presentation:user-transformed="true">
          <draw:text-box>
            <text:p text:style-name="P3"><text:span text:style-name="T8">In the Perl program "myprogram":</text:span></text:p>
            <text:p text:style-name="P3"><text:span text:style-name="T8"/></text:p>
            <text:p text:style-name="P3"><text:span text:style-name="T8"><text:s text:c="3"/></text:span><text:span text:style-name="T8">use Getopt::Complete (</text:span></text:p>
            <text:p text:style-name="P3"><text:span text:style-name="T8"><text:s text:c="7"/></text:span><text:span text:style-name="T8">'&gt;dog' =&gt; [</text:span></text:p>
            <text:p text:style-name="P3"><text:span text:style-name="T8"><text:s text:c="11"/></text:span><text:span text:style-name="T8">'&gt;bark' =&gt; [</text:span></text:p>
            <text:p text:style-name="P3"><text:span text:style-name="T8"><text:s text:c="15"/></text:span><text:span text:style-name="T8">'ferocity' <text:s/>=&gt; ['yip','wail','ruf','grrrr'], </text:span></text:p>
            <text:p text:style-name="P3"><text:span text:style-name="T8"><text:s text:c="15"/></text:span><text:span text:style-name="T8">'count' <text:s/>=&gt; ['1','2','one too many'], </text:span></text:p>
            <text:p text:style-name="P3"><text:span text:style-name="T8"><text:s text:c="11"/></text:span><text:span text:style-name="T8">], <text:s/></text:span></text:p>
            <text:p text:style-name="P3"><text:span text:style-name="T8"><text:s text:c="11"/></text:span><text:span text:style-name="T8">'&gt;drool' =&gt; [</text:span></text:p>
            <text:p text:style-name="P3"><text:span text:style-name="T8"><text:s text:c="15"/></text:span><text:span text:style-name="T8">'buckets=n' =&gt; undef, </text:span></text:p>
            <text:p text:style-name="P3"><text:span text:style-name="T8"><text:s text:c="15"/></text:span><text:span text:style-name="T8">'lick' <text:s text:c="5"/>=&gt; 'users', </text:span></text:p>
            <text:p text:style-name="P3"><text:span text:style-name="T8"><text:s text:c="11"/></text:span><text:span text:style-name="T8">], <text:s/></text:span></text:p>
            <text:p text:style-name="P3"><text:span text:style-name="T8"><text:s text:c="11"/></text:span><text:span text:style-name="T8">'list!' =&gt; undef,</text:span></text:p>
            <text:p text:style-name="P3"><text:span text:style-name="T8"><text:s text:c="7"/></text:span><text:span text:style-name="T8">], <text:s/></text:span></text:p>
            <text:p text:style-name="P3"><text:span text:style-name="T8"><text:s text:c="7"/></text:span><text:span text:style-name="T8">'&gt;cat' =&gt; [</text:span></text:p>
            <text:p text:style-name="P3"><text:span text:style-name="T8"><text:s text:c="11"/></text:span><text:span text:style-name="T8">'&gt;purr' =&gt; [], </text:span></text:p>
            <text:p text:style-name="P3"><text:span text:style-name="T8"><text:s text:c="11"/></text:span><text:span text:style-name="T8">'&gt;meow' =&gt; [ </text:span></text:p>
            <text:p text:style-name="P3"><text:span text:style-name="T8"><text:s text:c="15"/></text:span><text:span text:style-name="T8">'volume=n' =&gt; undef,</text:span></text:p>
            <text:p text:style-name="P3"><text:span text:style-name="T8"><text:s text:c="15"/></text:span><text:span text:style-name="T8">'bass' =&gt; ['low','medium','high'],</text:span></text:p>
            <text:p text:style-name="P3"><text:span text:style-name="T8"><text:s text:c="11"/></text:span><text:span text:style-name="T8">] <text:s text:c="2"/></text:span></text:p>
            <text:p text:style-name="P3"><text:span text:style-name="T8"><text:s text:c="7"/></text:span><text:span text:style-name="T8">], <text:s/></text:span></text:p>
            <text:p text:style-name="P3"><text:span text:style-name="T8"><text:s text:c="3"/></text:span><text:span text:style-name="T8">);</text:span></text:p>
            <text:p text:style-name="P3"><text:span text:style-name="T8"/></text:p>
            <text:p text:style-name="P3"><text:span text:style-name="T8">In the shell:</text:span></text:p>
            <text:p text:style-name="P3"><text:span text:style-name="T8"><text:s/></text:span></text:p>
            <text:p text:style-name="P3"><text:span text:style-name="T8"><text:s/></text:span><text:span text:style-name="T8">$ myprogram </text:span></text:p>
            <text:p text:style-name="P3"><text:span text:style-name="T8"><text:s/></text:span><text:span text:style-name="T8">cat dog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074cm" presentation:class="subtitle" presentation:user-transformed="true">
          <draw:text-box>
            <text:p text:style-name="P3"><text:span text:style-name="T8">In the Perl program "myprogram":</text:span></text:p>
            <text:p text:style-name="P3"><text:span text:style-name="T8"/></text:p>
            <text:p text:style-name="P3"><text:span text:style-name="T8"><text:s text:c="3"/></text:span><text:span text:style-name="T8">use Getopt::Complete (</text:span></text:p>
            <text:p text:style-name="P3"><text:span text:style-name="T8"><text:s text:c="7"/></text:span><text:span text:style-name="T8">'&gt;dog' =&gt; [</text:span></text:p>
            <text:p text:style-name="P3"><text:span text:style-name="T8"><text:s text:c="11"/></text:span><text:span text:style-name="T8">'&gt;bark' =&gt; [</text:span></text:p>
            <text:p text:style-name="P3"><text:span text:style-name="T8"><text:s text:c="15"/></text:span><text:span text:style-name="T8">'ferocity' <text:s/>=&gt; ['yip','wail','ruf','grrrr'], </text:span></text:p>
            <text:p text:style-name="P3"><text:span text:style-name="T8"><text:s text:c="15"/></text:span><text:span text:style-name="T8">'count' <text:s/>=&gt; ['1','2','one too many'], </text:span></text:p>
            <text:p text:style-name="P3"><text:span text:style-name="T8"><text:s text:c="11"/></text:span><text:span text:style-name="T8">], <text:s/></text:span></text:p>
            <text:p text:style-name="P3"><text:span text:style-name="T8"><text:s text:c="11"/></text:span><text:span text:style-name="T8">'&gt;drool' =&gt; [</text:span></text:p>
            <text:p text:style-name="P3"><text:span text:style-name="T8"><text:s text:c="15"/></text:span><text:span text:style-name="T8">'buckets=n' =&gt; undef, </text:span></text:p>
            <text:p text:style-name="P3"><text:span text:style-name="T8"><text:s text:c="15"/></text:span><text:span text:style-name="T8">'lick' <text:s text:c="5"/>=&gt; 'users', </text:span></text:p>
            <text:p text:style-name="P3"><text:span text:style-name="T8"><text:s text:c="11"/></text:span><text:span text:style-name="T8">], <text:s/></text:span></text:p>
            <text:p text:style-name="P3"><text:span text:style-name="T8"><text:s text:c="11"/></text:span><text:span text:style-name="T8">'list!' =&gt; undef,</text:span></text:p>
            <text:p text:style-name="P3"><text:span text:style-name="T8"><text:s text:c="7"/></text:span><text:span text:style-name="T8">], <text:s/></text:span></text:p>
            <text:p text:style-name="P3"><text:span text:style-name="T8"><text:s text:c="7"/></text:span><text:span text:style-name="T8">'&gt;cat' =&gt; [</text:span></text:p>
            <text:p text:style-name="P3"><text:span text:style-name="T8"><text:s text:c="11"/></text:span><text:span text:style-name="T8">'&gt;purr' =&gt; [], </text:span></text:p>
            <text:p text:style-name="P3"><text:span text:style-name="T8"><text:s text:c="11"/></text:span><text:span text:style-name="T8">'&gt;meow' =&gt; [ </text:span></text:p>
            <text:p text:style-name="P3"><text:span text:style-name="T8"><text:s text:c="15"/></text:span><text:span text:style-name="T8">'volume=n' =&gt; undef,</text:span></text:p>
            <text:p text:style-name="P3"><text:span text:style-name="T8"><text:s text:c="15"/></text:span><text:span text:style-name="T8">'bass' =&gt; ['low','medium','high'],</text:span></text:p>
            <text:p text:style-name="P3"><text:span text:style-name="T8"><text:s text:c="11"/></text:span><text:span text:style-name="T8">] <text:s text:c="2"/></text:span></text:p>
            <text:p text:style-name="P3"><text:span text:style-name="T8"><text:s text:c="7"/></text:span><text:span text:style-name="T8">], <text:s/></text:span></text:p>
            <text:p text:style-name="P3"><text:span text:style-name="T8"><text:s text:c="3"/></text:span><text:span text:style-name="T8">);</text:span></text:p>
            <text:p text:style-name="P3"><text:span text:style-name="T8"/></text:p>
            <text:p text:style-name="P3"><text:span text:style-name="T8">In the shell:</text:span></text:p>
            <text:p text:style-name="P3"><text:span text:style-name="T8"><text:s/></text:span></text:p>
            <text:p text:style-name="P3"><text:span text:style-name="T8"><text:s/></text:span><text:span text:style-name="T8">$ myprogram dog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7.936cm" svg:x="1.4cm" svg:y="0.074cm" presentation:class="subtitle" presentation:user-transformed="true">
          <draw:text-box>
            <text:p text:style-name="P3"><text:span text:style-name="T8">In the Perl program "myprogram":</text:span></text:p>
            <text:p text:style-name="P3"><text:span text:style-name="T8"/></text:p>
            <text:p text:style-name="P3"><text:span text:style-name="T8"><text:s text:c="3"/></text:span><text:span text:style-name="T8">use Getopt::Complete (</text:span></text:p>
            <text:p text:style-name="P3"><text:span text:style-name="T8"><text:s text:c="7"/></text:span><text:span text:style-name="T8">'&gt;dog' =&gt; [</text:span></text:p>
            <text:p text:style-name="P3"><text:span text:style-name="T8"><text:s text:c="11"/></text:span><text:span text:style-name="T8">'&gt;bark' =&gt; [</text:span></text:p>
            <text:p text:style-name="P3"><text:span text:style-name="T8"><text:s text:c="15"/></text:span><text:span text:style-name="T8">'ferocity' <text:s/>=&gt; ['yip','wail','ruf','grrrr'], </text:span></text:p>
            <text:p text:style-name="P3"><text:span text:style-name="T8"><text:s text:c="15"/></text:span><text:span text:style-name="T8">'count' <text:s/>=&gt; ['1','2','one too many'], </text:span></text:p>
            <text:p text:style-name="P3"><text:span text:style-name="T8"><text:s text:c="11"/></text:span><text:span text:style-name="T8">], <text:s/></text:span></text:p>
            <text:p text:style-name="P3"><text:span text:style-name="T8"><text:s text:c="11"/></text:span><text:span text:style-name="T8">'&gt;drool' =&gt; [</text:span></text:p>
            <text:p text:style-name="P3"><text:span text:style-name="T8"><text:s text:c="15"/></text:span><text:span text:style-name="T8">'buckets=n' =&gt; undef, </text:span></text:p>
            <text:p text:style-name="P3"><text:span text:style-name="T8"><text:s text:c="15"/></text:span><text:span text:style-name="T8">'lick' <text:s text:c="5"/>=&gt; 'users', </text:span></text:p>
            <text:p text:style-name="P3"><text:span text:style-name="T8"><text:s text:c="11"/></text:span><text:span text:style-name="T8">], <text:s/></text:span></text:p>
            <text:p text:style-name="P3"><text:span text:style-name="T8"><text:s text:c="11"/></text:span><text:span text:style-name="T8">'list!' =&gt; undef,</text:span></text:p>
            <text:p text:style-name="P3"><text:span text:style-name="T8"><text:s text:c="7"/></text:span><text:span text:style-name="T8">], <text:s/></text:span></text:p>
            <text:p text:style-name="P3"><text:span text:style-name="T8"><text:s text:c="7"/></text:span><text:span text:style-name="T8">'&gt;cat' =&gt; [</text:span></text:p>
            <text:p text:style-name="P3"><text:span text:style-name="T8"><text:s text:c="11"/></text:span><text:span text:style-name="T8">'&gt;purr' =&gt; [], </text:span></text:p>
            <text:p text:style-name="P3"><text:span text:style-name="T8"><text:s text:c="11"/></text:span><text:span text:style-name="T8">'&gt;meow' =&gt; [ </text:span></text:p>
            <text:p text:style-name="P3"><text:span text:style-name="T8"><text:s text:c="15"/></text:span><text:span text:style-name="T8">'volume=n' =&gt; undef,</text:span></text:p>
            <text:p text:style-name="P3"><text:span text:style-name="T8"><text:s text:c="15"/></text:span><text:span text:style-name="T8">'bass' =&gt; ['low','medium','high'],</text:span></text:p>
            <text:p text:style-name="P3"><text:span text:style-name="T8"><text:s text:c="11"/></text:span><text:span text:style-name="T8">] <text:s text:c="2"/></text:span></text:p>
            <text:p text:style-name="P3"><text:span text:style-name="T8"><text:s text:c="7"/></text:span><text:span text:style-name="T8">], <text:s/></text:span></text:p>
            <text:p text:style-name="P3"><text:span text:style-name="T8"><text:s text:c="3"/></text:span><text:span text:style-name="T8">);</text:span></text:p>
            <text:p text:style-name="P3"><text:span text:style-name="T8"/></text:p>
            <text:p text:style-name="P3"><text:span text:style-name="T8">In the shell:</text:span></text:p>
            <text:p text:style-name="P3"><text:span text:style-name="T8"><text:s/></text:span></text:p>
            <text:p text:style-name="P3"><text:span text:style-name="T8"><text:s/></text:span><text:span text:style-name="T8">$ myprogram dog &lt;TAB&gt;</text:span></text:p>
            <text:p text:style-name="P3"><text:span text:style-name="T8"><text:s/>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8.017cm" svg:x="1.4cm" svg:y="0.074cm" presentation:class="subtitle" presentation:user-transformed="true">
          <draw:text-box>
            <text:p text:style-name="P3"><text:span text:style-name="T8">In the Perl program "myprogram":</text:span></text:p>
            <text:p text:style-name="P3"><text:span text:style-name="T8"/></text:p>
            <text:p text:style-name="P3"><text:span text:style-name="T8"><text:s text:c="3"/></text:span><text:span text:style-name="T8">use Getopt::Complete (</text:span></text:p>
            <text:p text:style-name="P3"><text:span text:style-name="T8"><text:s text:c="7"/></text:span><text:span text:style-name="T8">'&gt;dog' =&gt; [</text:span></text:p>
            <text:p text:style-name="P3"><text:span text:style-name="T8"><text:s text:c="11"/></text:span><text:span text:style-name="T8">'&gt;bark' =&gt; [</text:span></text:p>
            <text:p text:style-name="P3"><text:span text:style-name="T8"><text:s text:c="15"/></text:span><text:span text:style-name="T8">'ferocity' <text:s/>=&gt; ['yip','wail','ruf','grrrr'], </text:span></text:p>
            <text:p text:style-name="P3"><text:span text:style-name="T8"><text:s text:c="15"/></text:span><text:span text:style-name="T8">'count' <text:s/>=&gt; ['1','2','one too many'], </text:span></text:p>
            <text:p text:style-name="P3"><text:span text:style-name="T8"><text:s text:c="11"/></text:span><text:span text:style-name="T8">], <text:s/></text:span></text:p>
            <text:p text:style-name="P3"><text:span text:style-name="T8"><text:s text:c="11"/></text:span><text:span text:style-name="T8">'&gt;drool' =&gt; [</text:span></text:p>
            <text:p text:style-name="P3"><text:span text:style-name="T8"><text:s text:c="15"/></text:span><text:span text:style-name="T8">'buckets=n' =&gt; undef, </text:span></text:p>
            <text:p text:style-name="P3"><text:span text:style-name="T8"><text:s text:c="15"/></text:span><text:span text:style-name="T8">'lick' <text:s text:c="5"/>=&gt; 'users', </text:span></text:p>
            <text:p text:style-name="P3"><text:span text:style-name="T8"><text:s text:c="11"/></text:span><text:span text:style-name="T8">], <text:s/></text:span></text:p>
            <text:p text:style-name="P3"><text:span text:style-name="T8"><text:s text:c="11"/></text:span><text:span text:style-name="T8">'list!' =&gt; undef,</text:span></text:p>
            <text:p text:style-name="P3"><text:span text:style-name="T8"><text:s text:c="7"/></text:span><text:span text:style-name="T8">], <text:s/></text:span></text:p>
            <text:p text:style-name="P3"><text:span text:style-name="T8"><text:s text:c="7"/></text:span><text:span text:style-name="T8">'&gt;cat' =&gt; [</text:span></text:p>
            <text:p text:style-name="P3"><text:span text:style-name="T8"><text:s text:c="11"/></text:span><text:span text:style-name="T8">'&gt;purr' =&gt; [], </text:span></text:p>
            <text:p text:style-name="P3"><text:span text:style-name="T8"><text:s text:c="11"/></text:span><text:span text:style-name="T8">'&gt;meow' =&gt; [ </text:span></text:p>
            <text:p text:style-name="P3"><text:span text:style-name="T8"><text:s text:c="15"/></text:span><text:span text:style-name="T8">'volume=n' =&gt; undef,</text:span></text:p>
            <text:p text:style-name="P3"><text:span text:style-name="T8"><text:s text:c="15"/></text:span><text:span text:style-name="T8">'bass' =&gt; ['low','medium','high'],</text:span></text:p>
            <text:p text:style-name="P3"><text:span text:style-name="T8"><text:s text:c="11"/></text:span><text:span text:style-name="T8">] <text:s text:c="2"/></text:span></text:p>
            <text:p text:style-name="P3"><text:span text:style-name="T8"><text:s text:c="7"/></text:span><text:span text:style-name="T8">], <text:s/></text:span></text:p>
            <text:p text:style-name="P3"><text:span text:style-name="T8"><text:s text:c="3"/></text:span><text:span text:style-name="T8">);</text:span></text:p>
            <text:p text:style-name="P3"><text:span text:style-name="T8"/></text:p>
            <text:p text:style-name="P3"><text:span text:style-name="T8">In the shell:</text:span></text:p>
            <text:p text:style-name="P3"><text:span text:style-name="T8"><text:s/></text:span></text:p>
            <text:p text:style-name="P3"><text:span text:style-name="T8"><text:s/></text:span><text:span text:style-name="T8">$ myprogram dog</text:span></text:p>
            <text:p text:style-name="P3"><text:span text:style-name="T8"><text:s/></text:span><text:span text:style-name="T8">bark drool</text:span></text:p>
            <text:p text:style-name="P3"><text:span text:style-name="T8"><text:s/>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8.017cm" svg:x="1.4cm" svg:y="0.074cm" presentation:class="subtitle" presentation:user-transformed="true">
          <draw:text-box>
            <text:p text:style-name="P3"><text:span text:style-name="T8">In the Perl program "myprogram":</text:span></text:p>
            <text:p text:style-name="P3"><text:span text:style-name="T8"/></text:p>
            <text:p text:style-name="P3"><text:span text:style-name="T8"><text:s text:c="3"/></text:span><text:span text:style-name="T8">use Getopt::Complete (</text:span></text:p>
            <text:p text:style-name="P3"><text:span text:style-name="T8"><text:s text:c="7"/></text:span><text:span text:style-name="T8">'&gt;dog' =&gt; [</text:span></text:p>
            <text:p text:style-name="P3"><text:span text:style-name="T8"><text:s text:c="11"/></text:span><text:span text:style-name="T8">'&gt;bark' =&gt; [</text:span></text:p>
            <text:p text:style-name="P3"><text:span text:style-name="T8"><text:s text:c="15"/></text:span><text:span text:style-name="T8">'ferocity' <text:s/>=&gt; ['yip','wail','ruf','grrrr'], </text:span></text:p>
            <text:p text:style-name="P3"><text:span text:style-name="T8"><text:s text:c="15"/></text:span><text:span text:style-name="T8">'count' <text:s/>=&gt; ['1','2','one too many'], </text:span></text:p>
            <text:p text:style-name="P3"><text:span text:style-name="T8"><text:s text:c="11"/></text:span><text:span text:style-name="T8">], <text:s/></text:span></text:p>
            <text:p text:style-name="P3"><text:span text:style-name="T8"><text:s text:c="11"/></text:span><text:span text:style-name="T8">'&gt;drool' =&gt; [</text:span></text:p>
            <text:p text:style-name="P3"><text:span text:style-name="T8"><text:s text:c="15"/></text:span><text:span text:style-name="T8">'buckets=n' =&gt; undef, </text:span></text:p>
            <text:p text:style-name="P3"><text:span text:style-name="T8"><text:s text:c="15"/></text:span><text:span text:style-name="T8">'lick' <text:s text:c="5"/>=&gt; 'users', </text:span></text:p>
            <text:p text:style-name="P3"><text:span text:style-name="T8"><text:s text:c="11"/></text:span><text:span text:style-name="T8">], <text:s/></text:span></text:p>
            <text:p text:style-name="P3"><text:span text:style-name="T8"><text:s text:c="11"/></text:span><text:span text:style-name="T8">'list!' =&gt; undef,</text:span></text:p>
            <text:p text:style-name="P3"><text:span text:style-name="T8"><text:s text:c="7"/></text:span><text:span text:style-name="T8">], <text:s/></text:span></text:p>
            <text:p text:style-name="P3"><text:span text:style-name="T8"><text:s text:c="7"/></text:span><text:span text:style-name="T8">'&gt;cat' =&gt; [</text:span></text:p>
            <text:p text:style-name="P3"><text:span text:style-name="T8"><text:s text:c="11"/></text:span><text:span text:style-name="T8">'&gt;purr' =&gt; [], </text:span></text:p>
            <text:p text:style-name="P3"><text:span text:style-name="T8"><text:s text:c="11"/></text:span><text:span text:style-name="T8">'&gt;meow' =&gt; [ </text:span></text:p>
            <text:p text:style-name="P3"><text:span text:style-name="T8"><text:s text:c="15"/></text:span><text:span text:style-name="T8">'volume=n' =&gt; undef,</text:span></text:p>
            <text:p text:style-name="P3"><text:span text:style-name="T8"><text:s text:c="15"/></text:span><text:span text:style-name="T8">'bass' =&gt; ['low','medium','high'],</text:span></text:p>
            <text:p text:style-name="P3"><text:span text:style-name="T8"><text:s text:c="11"/></text:span><text:span text:style-name="T8">] <text:s text:c="2"/></text:span></text:p>
            <text:p text:style-name="P3"><text:span text:style-name="T8"><text:s text:c="7"/></text:span><text:span text:style-name="T8">], <text:s/></text:span></text:p>
            <text:p text:style-name="P3"><text:span text:style-name="T8"><text:s text:c="3"/></text:span><text:span text:style-name="T8">);</text:span></text:p>
            <text:p text:style-name="P3"><text:span text:style-name="T8"/></text:p>
            <text:p text:style-name="P3"><text:span text:style-name="T8">In the shell:</text:span></text:p>
            <text:p text:style-name="P3"><text:span text:style-name="T8"><text:s/></text:span></text:p>
            <text:p text:style-name="P3"><text:span text:style-name="T8"><text:s/></text:span><text:span text:style-name="T8">$ myprogram dog b&lt;TAB&gt;</text:span></text:p>
            <text:p text:style-name="P3"><text:span text:style-name="T8"/></text:p>
            <text:p text:style-name="P3"><text:span text:style-name="T8"><text:s/>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8.017cm" svg:x="1.4cm" svg:y="0.074cm" presentation:class="subtitle" presentation:user-transformed="true">
          <draw:text-box>
            <text:p text:style-name="P3"><text:span text:style-name="T8">In the Perl program "myprogram":</text:span></text:p>
            <text:p text:style-name="P3"><text:span text:style-name="T8"/></text:p>
            <text:p text:style-name="P3"><text:span text:style-name="T8"><text:s text:c="3"/></text:span><text:span text:style-name="T8">use Getopt::Complete (</text:span></text:p>
            <text:p text:style-name="P3"><text:span text:style-name="T8"><text:s text:c="7"/></text:span><text:span text:style-name="T8">'&gt;dog' =&gt; [</text:span></text:p>
            <text:p text:style-name="P3"><text:span text:style-name="T8"><text:s text:c="11"/></text:span><text:span text:style-name="T8">'&gt;bark' =&gt; [</text:span></text:p>
            <text:p text:style-name="P3"><text:span text:style-name="T8"><text:s text:c="15"/></text:span><text:span text:style-name="T8">'ferocity' <text:s/>=&gt; ['yip','wail','ruf','grrrr'], </text:span></text:p>
            <text:p text:style-name="P3"><text:span text:style-name="T8"><text:s text:c="15"/></text:span><text:span text:style-name="T8">'count' <text:s/>=&gt; ['1','2','one too many'], </text:span></text:p>
            <text:p text:style-name="P3"><text:span text:style-name="T8"><text:s text:c="11"/></text:span><text:span text:style-name="T8">], <text:s/></text:span></text:p>
            <text:p text:style-name="P3"><text:span text:style-name="T8"><text:s text:c="11"/></text:span><text:span text:style-name="T8">'&gt;drool' =&gt; [</text:span></text:p>
            <text:p text:style-name="P3"><text:span text:style-name="T8"><text:s text:c="15"/></text:span><text:span text:style-name="T8">'buckets=n' =&gt; undef, </text:span></text:p>
            <text:p text:style-name="P3"><text:span text:style-name="T8"><text:s text:c="15"/></text:span><text:span text:style-name="T8">'lick' <text:s text:c="5"/>=&gt; 'users', </text:span></text:p>
            <text:p text:style-name="P3"><text:span text:style-name="T8"><text:s text:c="11"/></text:span><text:span text:style-name="T8">], <text:s/></text:span></text:p>
            <text:p text:style-name="P3"><text:span text:style-name="T8"><text:s text:c="11"/></text:span><text:span text:style-name="T8">'list!' =&gt; undef,</text:span></text:p>
            <text:p text:style-name="P3"><text:span text:style-name="T8"><text:s text:c="7"/></text:span><text:span text:style-name="T8">], <text:s/></text:span></text:p>
            <text:p text:style-name="P3"><text:span text:style-name="T8"><text:s text:c="7"/></text:span><text:span text:style-name="T8">'&gt;cat' =&gt; [</text:span></text:p>
            <text:p text:style-name="P3"><text:span text:style-name="T8"><text:s text:c="11"/></text:span><text:span text:style-name="T8">'&gt;purr' =&gt; [], </text:span></text:p>
            <text:p text:style-name="P3"><text:span text:style-name="T8"><text:s text:c="11"/></text:span><text:span text:style-name="T8">'&gt;meow' =&gt; [ </text:span></text:p>
            <text:p text:style-name="P3"><text:span text:style-name="T8"><text:s text:c="15"/></text:span><text:span text:style-name="T8">'volume=n' =&gt; undef,</text:span></text:p>
            <text:p text:style-name="P3"><text:span text:style-name="T8"><text:s text:c="15"/></text:span><text:span text:style-name="T8">'bass' =&gt; ['low','medium','high'],</text:span></text:p>
            <text:p text:style-name="P3"><text:span text:style-name="T8"><text:s text:c="11"/></text:span><text:span text:style-name="T8">] <text:s text:c="2"/></text:span></text:p>
            <text:p text:style-name="P3"><text:span text:style-name="T8"><text:s text:c="7"/></text:span><text:span text:style-name="T8">], <text:s/></text:span></text:p>
            <text:p text:style-name="P3"><text:span text:style-name="T8"><text:s text:c="3"/></text:span><text:span text:style-name="T8">);</text:span></text:p>
            <text:p text:style-name="P3"><text:span text:style-name="T8"/></text:p>
            <text:p text:style-name="P3"><text:span text:style-name="T8">In the shell:</text:span></text:p>
            <text:p text:style-name="P3"><text:span text:style-name="T8"><text:s/></text:span></text:p>
            <text:p text:style-name="P3"><text:span text:style-name="T8"><text:s/></text:span><text:span text:style-name="T8">$ myprogram dog bark</text:span></text:p>
            <text:p text:style-name="P3"><text:span text:style-name="T8"/></text:p>
            <text:p text:style-name="P3"><text:span text:style-name="T8"><text:s/>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8.017cm" svg:x="1.4cm" svg:y="0.074cm" presentation:class="subtitle" presentation:user-transformed="true">
          <draw:text-box>
            <text:p text:style-name="P3"><text:span text:style-name="T8">In the Perl program "myprogram":</text:span></text:p>
            <text:p text:style-name="P3"><text:span text:style-name="T8"/></text:p>
            <text:p text:style-name="P3"><text:span text:style-name="T8"><text:s text:c="3"/></text:span><text:span text:style-name="T8">use Getopt::Complete (</text:span></text:p>
            <text:p text:style-name="P3"><text:span text:style-name="T8"><text:s text:c="7"/></text:span><text:span text:style-name="T8">'&gt;dog' =&gt; [</text:span></text:p>
            <text:p text:style-name="P3"><text:span text:style-name="T8"><text:s text:c="11"/></text:span><text:span text:style-name="T8">'&gt;bark' =&gt; [</text:span></text:p>
            <text:p text:style-name="P3"><text:span text:style-name="T8"><text:s text:c="15"/></text:span><text:span text:style-name="T8">'ferocity' <text:s/>=&gt; ['yip','wail','ruf','grrrr'], </text:span></text:p>
            <text:p text:style-name="P3"><text:span text:style-name="T8"><text:s text:c="15"/></text:span><text:span text:style-name="T8">'count' <text:s/>=&gt; ['1','2','one too many'], </text:span></text:p>
            <text:p text:style-name="P3"><text:span text:style-name="T8"><text:s text:c="11"/></text:span><text:span text:style-name="T8">], <text:s/></text:span></text:p>
            <text:p text:style-name="P3"><text:span text:style-name="T8"><text:s text:c="11"/></text:span><text:span text:style-name="T8">'&gt;drool' =&gt; [</text:span></text:p>
            <text:p text:style-name="P3"><text:span text:style-name="T8"><text:s text:c="15"/></text:span><text:span text:style-name="T8">'buckets=n' =&gt; undef, </text:span></text:p>
            <text:p text:style-name="P3"><text:span text:style-name="T8"><text:s text:c="15"/></text:span><text:span text:style-name="T8">'lick' <text:s text:c="5"/>=&gt; 'users', </text:span></text:p>
            <text:p text:style-name="P3"><text:span text:style-name="T8"><text:s text:c="11"/></text:span><text:span text:style-name="T8">], <text:s/></text:span></text:p>
            <text:p text:style-name="P3"><text:span text:style-name="T8"><text:s text:c="11"/></text:span><text:span text:style-name="T8">'list!' =&gt; undef,</text:span></text:p>
            <text:p text:style-name="P3"><text:span text:style-name="T8"><text:s text:c="7"/></text:span><text:span text:style-name="T8">], <text:s/></text:span></text:p>
            <text:p text:style-name="P3"><text:span text:style-name="T8"><text:s text:c="7"/></text:span><text:span text:style-name="T8">'&gt;cat' =&gt; [</text:span></text:p>
            <text:p text:style-name="P3"><text:span text:style-name="T8"><text:s text:c="11"/></text:span><text:span text:style-name="T8">'&gt;purr' =&gt; [], </text:span></text:p>
            <text:p text:style-name="P3"><text:span text:style-name="T8"><text:s text:c="11"/></text:span><text:span text:style-name="T8">'&gt;meow' =&gt; [ </text:span></text:p>
            <text:p text:style-name="P3"><text:span text:style-name="T8"><text:s text:c="15"/></text:span><text:span text:style-name="T8">'volume=n' =&gt; undef,</text:span></text:p>
            <text:p text:style-name="P3"><text:span text:style-name="T8"><text:s text:c="15"/></text:span><text:span text:style-name="T8">'bass' =&gt; ['low','medium','high'],</text:span></text:p>
            <text:p text:style-name="P3"><text:span text:style-name="T8"><text:s text:c="11"/></text:span><text:span text:style-name="T8">] <text:s text:c="2"/></text:span></text:p>
            <text:p text:style-name="P3"><text:span text:style-name="T8"><text:s text:c="7"/></text:span><text:span text:style-name="T8">], <text:s/></text:span></text:p>
            <text:p text:style-name="P3"><text:span text:style-name="T8"><text:s text:c="3"/></text:span><text:span text:style-name="T8">);</text:span></text:p>
            <text:p text:style-name="P3"><text:span text:style-name="T8"/></text:p>
            <text:p text:style-name="P3"><text:span text:style-name="T8">In the shell:</text:span></text:p>
            <text:p text:style-name="P3"><text:span text:style-name="T8"><text:s/></text:span></text:p>
            <text:p text:style-name="P3"><text:span text:style-name="T8"><text:s/></text:span><text:span text:style-name="T8">$ myprogram dog bark --&lt;TAB&gt;</text:span></text:p>
            <text:p text:style-name="P3"><text:span text:style-name="T8"/></text:p>
            <text:p text:style-name="P3"><text:span text:style-name="T8"><text:s/>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8.58cm" svg:x="1.4cm" svg:y="0.074cm" presentation:class="subtitle" presentation:user-transformed="true">
          <draw:text-box>
            <text:p text:style-name="P3"><text:span text:style-name="T8">In the Perl program "myprogram":</text:span></text:p>
            <text:p text:style-name="P3"><text:span text:style-name="T8"/></text:p>
            <text:p text:style-name="P3"><text:span text:style-name="T8"><text:s text:c="3"/></text:span><text:span text:style-name="T8">use Getopt::Complete (</text:span></text:p>
            <text:p text:style-name="P3"><text:span text:style-name="T8"><text:s text:c="7"/></text:span><text:span text:style-name="T8">'&gt;dog' =&gt; [</text:span></text:p>
            <text:p text:style-name="P3"><text:span text:style-name="T8"><text:s text:c="11"/></text:span><text:span text:style-name="T8">'&gt;bark' =&gt; [</text:span></text:p>
            <text:p text:style-name="P3"><text:span text:style-name="T8"><text:s text:c="15"/></text:span><text:span text:style-name="T8">'ferocity' <text:s/>=&gt; ['yip','wail','ruf','grrrr'], </text:span></text:p>
            <text:p text:style-name="P3"><text:span text:style-name="T8"><text:s text:c="15"/></text:span><text:span text:style-name="T8">'count' <text:s/>=&gt; ['1','2','one too many'], </text:span></text:p>
            <text:p text:style-name="P3"><text:span text:style-name="T8"><text:s text:c="11"/></text:span><text:span text:style-name="T8">], <text:s/></text:span></text:p>
            <text:p text:style-name="P3"><text:span text:style-name="T8"><text:s text:c="11"/></text:span><text:span text:style-name="T8">'&gt;drool' =&gt; [</text:span></text:p>
            <text:p text:style-name="P3"><text:span text:style-name="T8"><text:s text:c="15"/></text:span><text:span text:style-name="T8">'buckets=n' =&gt; undef, </text:span></text:p>
            <text:p text:style-name="P3"><text:span text:style-name="T8"><text:s text:c="15"/></text:span><text:span text:style-name="T8">'lick' <text:s text:c="5"/>=&gt; 'users', </text:span></text:p>
            <text:p text:style-name="P3"><text:span text:style-name="T8"><text:s text:c="11"/></text:span><text:span text:style-name="T8">], <text:s/></text:span></text:p>
            <text:p text:style-name="P3"><text:span text:style-name="T8"><text:s text:c="11"/></text:span><text:span text:style-name="T8">'list!' =&gt; undef,</text:span></text:p>
            <text:p text:style-name="P3"><text:span text:style-name="T8"><text:s text:c="7"/></text:span><text:span text:style-name="T8">], <text:s/></text:span></text:p>
            <text:p text:style-name="P3"><text:span text:style-name="T8"><text:s text:c="7"/></text:span><text:span text:style-name="T8">'&gt;cat' =&gt; [</text:span></text:p>
            <text:p text:style-name="P3"><text:span text:style-name="T8"><text:s text:c="11"/></text:span><text:span text:style-name="T8">'&gt;purr' =&gt; [], </text:span></text:p>
            <text:p text:style-name="P3"><text:span text:style-name="T8"><text:s text:c="11"/></text:span><text:span text:style-name="T8">'&gt;meow' =&gt; [ </text:span></text:p>
            <text:p text:style-name="P3"><text:span text:style-name="T8"><text:s text:c="15"/></text:span><text:span text:style-name="T8">'volume=n' =&gt; undef,</text:span></text:p>
            <text:p text:style-name="P3"><text:span text:style-name="T8"><text:s text:c="15"/></text:span><text:span text:style-name="T8">'bass' =&gt; ['low','medium','high'],</text:span></text:p>
            <text:p text:style-name="P3"><text:span text:style-name="T8"><text:s text:c="11"/></text:span><text:span text:style-name="T8">] <text:s text:c="2"/></text:span></text:p>
            <text:p text:style-name="P3"><text:span text:style-name="T8"><text:s text:c="7"/></text:span><text:span text:style-name="T8">], <text:s/></text:span></text:p>
            <text:p text:style-name="P3"><text:span text:style-name="T8"><text:s text:c="3"/></text:span><text:span text:style-name="T8">);</text:span></text:p>
            <text:p text:style-name="P3"><text:span text:style-name="T8"/></text:p>
            <text:p text:style-name="P3"><text:span text:style-name="T8">In the shell:</text:span></text:p>
            <text:p text:style-name="P3"><text:span text:style-name="T8"><text:s/></text:span></text:p>
            <text:p text:style-name="P3"><text:span text:style-name="T8"><text:s/></text:span><text:span text:style-name="T8">$ myprogram dog bark –</text:span></text:p>
            <text:p text:style-name="P3"><text:span text:style-name="T8"><text:s/></text:span><text:span text:style-name="T8">--count --ferocity</text:span></text:p>
            <text:p text:style-name="P3"><text:span text:style-name="T8"/></text:p>
            <text:p text:style-name="P3"><text:span text:style-name="T8"><text:s/>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8.58cm" svg:x="1.4cm" svg:y="0.074cm" presentation:class="subtitle" presentation:user-transformed="true">
          <draw:text-box>
            <text:p text:style-name="P3"><text:span text:style-name="T8">In the Perl program "myprogram":</text:span></text:p>
            <text:p text:style-name="P3"><text:span text:style-name="T8"/></text:p>
            <text:p text:style-name="P3"><text:span text:style-name="T8"><text:s text:c="3"/></text:span><text:span text:style-name="T8">use Getopt::Complete (</text:span></text:p>
            <text:p text:style-name="P3"><text:span text:style-name="T8"><text:s text:c="7"/></text:span><text:span text:style-name="T8">'&gt;dog' =&gt; [</text:span></text:p>
            <text:p text:style-name="P3"><text:span text:style-name="T8"><text:s text:c="11"/></text:span><text:span text:style-name="T8">'&gt;bark' =&gt; [</text:span></text:p>
            <text:p text:style-name="P3"><text:span text:style-name="T8"><text:s text:c="15"/></text:span><text:span text:style-name="T8">'ferocity' <text:s/>=&gt; ['yip','wail','ruf','grrrr'], </text:span></text:p>
            <text:p text:style-name="P3"><text:span text:style-name="T8"><text:s text:c="15"/></text:span><text:span text:style-name="T8">'count' <text:s/>=&gt; ['1','2','one too many'], </text:span></text:p>
            <text:p text:style-name="P3"><text:span text:style-name="T8"><text:s text:c="11"/></text:span><text:span text:style-name="T8">], <text:s/></text:span></text:p>
            <text:p text:style-name="P3"><text:span text:style-name="T8"><text:s text:c="11"/></text:span><text:span text:style-name="T8">'&gt;drool' =&gt; [</text:span></text:p>
            <text:p text:style-name="P3"><text:span text:style-name="T8"><text:s text:c="15"/></text:span><text:span text:style-name="T8">'buckets=n' =&gt; undef, </text:span></text:p>
            <text:p text:style-name="P3"><text:span text:style-name="T8"><text:s text:c="15"/></text:span><text:span text:style-name="T8">'lick' <text:s text:c="5"/>=&gt; 'users', </text:span></text:p>
            <text:p text:style-name="P3"><text:span text:style-name="T8"><text:s text:c="11"/></text:span><text:span text:style-name="T8">], <text:s/></text:span></text:p>
            <text:p text:style-name="P3"><text:span text:style-name="T8"><text:s text:c="11"/></text:span><text:span text:style-name="T8">'list!' =&gt; undef,</text:span></text:p>
            <text:p text:style-name="P3"><text:span text:style-name="T8"><text:s text:c="7"/></text:span><text:span text:style-name="T8">], <text:s/></text:span></text:p>
            <text:p text:style-name="P3"><text:span text:style-name="T8"><text:s text:c="7"/></text:span><text:span text:style-name="T8">'&gt;cat' =&gt; [</text:span></text:p>
            <text:p text:style-name="P3"><text:span text:style-name="T8"><text:s text:c="11"/></text:span><text:span text:style-name="T8">'&gt;purr' =&gt; [], </text:span></text:p>
            <text:p text:style-name="P3"><text:span text:style-name="T8"><text:s text:c="11"/></text:span><text:span text:style-name="T8">'&gt;meow' =&gt; [ </text:span></text:p>
            <text:p text:style-name="P3"><text:span text:style-name="T8"><text:s text:c="15"/></text:span><text:span text:style-name="T8">'volume=n' =&gt; undef,</text:span></text:p>
            <text:p text:style-name="P3"><text:span text:style-name="T8"><text:s text:c="15"/></text:span><text:span text:style-name="T8">'bass' =&gt; ['low','medium','high'],</text:span></text:p>
            <text:p text:style-name="P3"><text:span text:style-name="T8"><text:s text:c="11"/></text:span><text:span text:style-name="T8">] <text:s text:c="2"/></text:span></text:p>
            <text:p text:style-name="P3"><text:span text:style-name="T8"><text:s text:c="7"/></text:span><text:span text:style-name="T8">], <text:s/></text:span></text:p>
            <text:p text:style-name="P3"><text:span text:style-name="T8"><text:s text:c="3"/></text:span><text:span text:style-name="T8">);</text:span></text:p>
            <text:p text:style-name="P3"><text:span text:style-name="T8"/></text:p>
            <text:p text:style-name="P3"><text:span text:style-name="T8">In the shell:</text:span></text:p>
            <text:p text:style-name="P3"><text:span text:style-name="T8"><text:s/></text:span></text:p>
            <text:p text:style-name="P3"><text:span text:style-name="T8"><text:s/></text:span><text:span text:style-name="T8">$ myprogram dog bark –count 1 --f&lt;TAB&gt;</text:span></text:p>
            <text:p text:style-name="P3"><text:span text:style-name="T8"/></text:p>
            <text:p text:style-name="P3"><text:span text:style-name="T8"/></text:p>
            <text:p text:style-name="P3"><text:span text:style-name="T8"><text:s/>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8.58cm" svg:x="1.4cm" svg:y="0.074cm" presentation:class="subtitle" presentation:user-transformed="true">
          <draw:text-box>
            <text:p text:style-name="P3"><text:span text:style-name="T8">In the Perl program "myprogram":</text:span></text:p>
            <text:p text:style-name="P3"><text:span text:style-name="T8"/></text:p>
            <text:p text:style-name="P3"><text:span text:style-name="T8"><text:s text:c="3"/></text:span><text:span text:style-name="T8">use Getopt::Complete (</text:span></text:p>
            <text:p text:style-name="P3"><text:span text:style-name="T8"><text:s text:c="7"/></text:span><text:span text:style-name="T8">'&gt;dog' =&gt; [</text:span></text:p>
            <text:p text:style-name="P3"><text:span text:style-name="T8"><text:s text:c="11"/></text:span><text:span text:style-name="T8">'&gt;bark' =&gt; [</text:span></text:p>
            <text:p text:style-name="P3"><text:span text:style-name="T8"><text:s text:c="15"/></text:span><text:span text:style-name="T8">'ferocity' <text:s/>=&gt; ['yip','wail','ruf','grrrr'], </text:span></text:p>
            <text:p text:style-name="P3"><text:span text:style-name="T8"><text:s text:c="15"/></text:span><text:span text:style-name="T8">'count' <text:s/>=&gt; ['1','2','one too many'], </text:span></text:p>
            <text:p text:style-name="P3"><text:span text:style-name="T8"><text:s text:c="11"/></text:span><text:span text:style-name="T8">], <text:s/></text:span></text:p>
            <text:p text:style-name="P3"><text:span text:style-name="T8"><text:s text:c="11"/></text:span><text:span text:style-name="T8">'&gt;drool' =&gt; [</text:span></text:p>
            <text:p text:style-name="P3"><text:span text:style-name="T8"><text:s text:c="15"/></text:span><text:span text:style-name="T8">'buckets=n' =&gt; undef, </text:span></text:p>
            <text:p text:style-name="P3"><text:span text:style-name="T8"><text:s text:c="15"/></text:span><text:span text:style-name="T8">'lick' <text:s text:c="5"/>=&gt; 'users', </text:span></text:p>
            <text:p text:style-name="P3"><text:span text:style-name="T8"><text:s text:c="11"/></text:span><text:span text:style-name="T8">], <text:s/></text:span></text:p>
            <text:p text:style-name="P3"><text:span text:style-name="T8"><text:s text:c="11"/></text:span><text:span text:style-name="T8">'list!' =&gt; undef,</text:span></text:p>
            <text:p text:style-name="P3"><text:span text:style-name="T8"><text:s text:c="7"/></text:span><text:span text:style-name="T8">], <text:s/></text:span></text:p>
            <text:p text:style-name="P3"><text:span text:style-name="T8"><text:s text:c="7"/></text:span><text:span text:style-name="T8">'&gt;cat' =&gt; [</text:span></text:p>
            <text:p text:style-name="P3"><text:span text:style-name="T8"><text:s text:c="11"/></text:span><text:span text:style-name="T8">'&gt;purr' =&gt; [], </text:span></text:p>
            <text:p text:style-name="P3"><text:span text:style-name="T8"><text:s text:c="11"/></text:span><text:span text:style-name="T8">'&gt;meow' =&gt; [ </text:span></text:p>
            <text:p text:style-name="P3"><text:span text:style-name="T8"><text:s text:c="15"/></text:span><text:span text:style-name="T8">'volume=n' =&gt; undef,</text:span></text:p>
            <text:p text:style-name="P3"><text:span text:style-name="T8"><text:s text:c="15"/></text:span><text:span text:style-name="T8">'bass' =&gt; ['low','medium','high'],</text:span></text:p>
            <text:p text:style-name="P3"><text:span text:style-name="T8"><text:s text:c="11"/></text:span><text:span text:style-name="T8">] <text:s text:c="2"/></text:span></text:p>
            <text:p text:style-name="P3"><text:span text:style-name="T8"><text:s text:c="7"/></text:span><text:span text:style-name="T8">], <text:s/></text:span></text:p>
            <text:p text:style-name="P3"><text:span text:style-name="T8"><text:s text:c="3"/></text:span><text:span text:style-name="T8">);</text:span></text:p>
            <text:p text:style-name="P3"><text:span text:style-name="T8"/></text:p>
            <text:p text:style-name="P3"><text:span text:style-name="T8">In the shell:</text:span></text:p>
            <text:p text:style-name="P3"><text:span text:style-name="T8"><text:s/></text:span></text:p>
            <text:p text:style-name="P3"><text:span text:style-name="T8"><text:s/></text:span><text:span text:style-name="T8">$ myprogram dog bark –count 1 –ferocity &lt;TAB&gt;</text:span></text:p>
            <text:p text:style-name="P3"><text:span text:style-name="T8"/></text:p>
            <text:p text:style-name="P3"><text:span text:style-name="T8"/></text:p>
            <text:p text:style-name="P3"><text:span text:style-name="T8"><text:s/>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9.143cm" svg:x="1.4cm" svg:y="0.074cm" presentation:class="subtitle" presentation:user-transformed="true">
          <draw:text-box>
            <text:p text:style-name="P3"><text:span text:style-name="T8">In the Perl program "myprogram":</text:span></text:p>
            <text:p text:style-name="P3"><text:span text:style-name="T8"/></text:p>
            <text:p text:style-name="P3"><text:span text:style-name="T8"><text:s text:c="3"/></text:span><text:span text:style-name="T8">use Getopt::Complete (</text:span></text:p>
            <text:p text:style-name="P3"><text:span text:style-name="T8"><text:s text:c="7"/></text:span><text:span text:style-name="T8">'&gt;dog' =&gt; [</text:span></text:p>
            <text:p text:style-name="P3"><text:span text:style-name="T8"><text:s text:c="11"/></text:span><text:span text:style-name="T8">'&gt;bark' =&gt; [</text:span></text:p>
            <text:p text:style-name="P3"><text:span text:style-name="T8"><text:s text:c="15"/></text:span><text:span text:style-name="T8">'ferocity' <text:s/>=&gt; ['yip','wail','ruf','grrrr'], </text:span></text:p>
            <text:p text:style-name="P3"><text:span text:style-name="T8"><text:s text:c="15"/></text:span><text:span text:style-name="T8">'count' <text:s/>=&gt; ['1','2','one too many'], </text:span></text:p>
            <text:p text:style-name="P3"><text:span text:style-name="T8"><text:s text:c="11"/></text:span><text:span text:style-name="T8">], <text:s/></text:span></text:p>
            <text:p text:style-name="P3"><text:span text:style-name="T8"><text:s text:c="11"/></text:span><text:span text:style-name="T8">'&gt;drool' =&gt; [</text:span></text:p>
            <text:p text:style-name="P3"><text:span text:style-name="T8"><text:s text:c="15"/></text:span><text:span text:style-name="T8">'buckets=n' =&gt; undef, </text:span></text:p>
            <text:p text:style-name="P3"><text:span text:style-name="T8"><text:s text:c="15"/></text:span><text:span text:style-name="T8">'lick' <text:s text:c="5"/>=&gt; 'users', </text:span></text:p>
            <text:p text:style-name="P3"><text:span text:style-name="T8"><text:s text:c="11"/></text:span><text:span text:style-name="T8">], <text:s/></text:span></text:p>
            <text:p text:style-name="P3"><text:span text:style-name="T8"><text:s text:c="11"/></text:span><text:span text:style-name="T8">'list!' =&gt; undef,</text:span></text:p>
            <text:p text:style-name="P3"><text:span text:style-name="T8"><text:s text:c="7"/></text:span><text:span text:style-name="T8">], <text:s/></text:span></text:p>
            <text:p text:style-name="P3"><text:span text:style-name="T8"><text:s text:c="7"/></text:span><text:span text:style-name="T8">'&gt;cat' =&gt; [</text:span></text:p>
            <text:p text:style-name="P3"><text:span text:style-name="T8"><text:s text:c="11"/></text:span><text:span text:style-name="T8">'&gt;purr' =&gt; [], </text:span></text:p>
            <text:p text:style-name="P3"><text:span text:style-name="T8"><text:s text:c="11"/></text:span><text:span text:style-name="T8">'&gt;meow' =&gt; [ </text:span></text:p>
            <text:p text:style-name="P3"><text:span text:style-name="T8"><text:s text:c="15"/></text:span><text:span text:style-name="T8">'volume=n' =&gt; undef,</text:span></text:p>
            <text:p text:style-name="P3"><text:span text:style-name="T8"><text:s text:c="15"/></text:span><text:span text:style-name="T8">'bass' =&gt; ['low','medium','high'],</text:span></text:p>
            <text:p text:style-name="P3"><text:span text:style-name="T8"><text:s text:c="11"/></text:span><text:span text:style-name="T8">] <text:s text:c="2"/></text:span></text:p>
            <text:p text:style-name="P3"><text:span text:style-name="T8"><text:s text:c="7"/></text:span><text:span text:style-name="T8">], <text:s/></text:span></text:p>
            <text:p text:style-name="P3"><text:span text:style-name="T8"><text:s text:c="3"/></text:span><text:span text:style-name="T8">);</text:span></text:p>
            <text:p text:style-name="P3"><text:span text:style-name="T8"/></text:p>
            <text:p text:style-name="P3"><text:span text:style-name="T8">In the shell:</text:span></text:p>
            <text:p text:style-name="P3"><text:span text:style-name="T8"><text:s/></text:span></text:p>
            <text:p text:style-name="P3"><text:span text:style-name="T8"><text:s/></text:span><text:span text:style-name="T8">$ myprogram dog bark –count 1 –ferocity</text:span></text:p>
            <text:p text:style-name="P3"><text:span text:style-name="T8"><text:s/></text:span><text:span text:style-name="T8">grrr ruf wail yip</text:span></text:p>
            <text:p text:style-name="P3"><text:span text:style-name="T8"/></text:p>
            <text:p text:style-name="P3"><text:span text:style-name="T8"/></text:p>
            <text:p text:style-name="P3"><text:span text:style-name="T8"><text:s/>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19.143cm" svg:x="1.4cm" svg:y="0.074cm" presentation:class="subtitle" presentation:user-transformed="true">
          <draw:text-box>
            <text:p text:style-name="P3"><text:span text:style-name="T8">In the Perl program "myprogram":</text:span></text:p>
            <text:p text:style-name="P3"><text:span text:style-name="T8"/></text:p>
            <text:p text:style-name="P3"><text:span text:style-name="T8"><text:s text:c="3"/></text:span><text:span text:style-name="T8">use Getopt::Complete (</text:span></text:p>
            <text:p text:style-name="P3"><text:span text:style-name="T8"><text:s text:c="7"/></text:span><text:span text:style-name="T8">'&gt;dog' =&gt; [</text:span></text:p>
            <text:p text:style-name="P3"><text:span text:style-name="T8"><text:s text:c="11"/></text:span><text:span text:style-name="T8">'&gt;bark' =&gt; [</text:span></text:p>
            <text:p text:style-name="P3"><text:span text:style-name="T8"><text:s text:c="15"/></text:span><text:span text:style-name="T8">'ferocity' <text:s/>=&gt; ['yip','wail','ruf','grrrr'], </text:span></text:p>
            <text:p text:style-name="P3"><text:span text:style-name="T8"><text:s text:c="15"/></text:span><text:span text:style-name="T8">'count' <text:s/>=&gt; ['1','2','one too many'], </text:span></text:p>
            <text:p text:style-name="P3"><text:span text:style-name="T8"><text:s text:c="11"/></text:span><text:span text:style-name="T8">], <text:s/></text:span></text:p>
            <text:p text:style-name="P3"><text:span text:style-name="T8"><text:s text:c="11"/></text:span><text:span text:style-name="T8">'&gt;drool' =&gt; [</text:span></text:p>
            <text:p text:style-name="P3"><text:span text:style-name="T8"><text:s text:c="15"/></text:span><text:span text:style-name="T8">'buckets=n' =&gt; undef, </text:span></text:p>
            <text:p text:style-name="P3"><text:span text:style-name="T8"><text:s text:c="15"/></text:span><text:span text:style-name="T8">'lick' <text:s text:c="5"/>=&gt; 'users', </text:span></text:p>
            <text:p text:style-name="P3"><text:span text:style-name="T8"><text:s text:c="11"/></text:span><text:span text:style-name="T8">], <text:s/></text:span></text:p>
            <text:p text:style-name="P3"><text:span text:style-name="T8"><text:s text:c="11"/></text:span><text:span text:style-name="T8">'list!' =&gt; undef,</text:span></text:p>
            <text:p text:style-name="P3"><text:span text:style-name="T8"><text:s text:c="7"/></text:span><text:span text:style-name="T8">], <text:s/></text:span></text:p>
            <text:p text:style-name="P3"><text:span text:style-name="T8"><text:s text:c="7"/></text:span><text:span text:style-name="T8">'&gt;cat' =&gt; [</text:span></text:p>
            <text:p text:style-name="P3"><text:span text:style-name="T8"><text:s text:c="11"/></text:span><text:span text:style-name="T8">'&gt;purr' =&gt; [], </text:span></text:p>
            <text:p text:style-name="P3"><text:span text:style-name="T8"><text:s text:c="11"/></text:span><text:span text:style-name="T8">'&gt;meow' =&gt; [ </text:span></text:p>
            <text:p text:style-name="P3"><text:span text:style-name="T8"><text:s text:c="15"/></text:span><text:span text:style-name="T8">'volume=n' =&gt; undef,</text:span></text:p>
            <text:p text:style-name="P3"><text:span text:style-name="T8"><text:s text:c="15"/></text:span><text:span text:style-name="T8">'bass' =&gt; ['low','medium','high'],</text:span></text:p>
            <text:p text:style-name="P3"><text:span text:style-name="T8"><text:s text:c="11"/></text:span><text:span text:style-name="T8">] <text:s text:c="2"/></text:span></text:p>
            <text:p text:style-name="P3"><text:span text:style-name="T8"><text:s text:c="7"/></text:span><text:span text:style-name="T8">], <text:s/></text:span></text:p>
            <text:p text:style-name="P3"><text:span text:style-name="T8"><text:s text:c="3"/></text:span><text:span text:style-name="T8">);</text:span></text:p>
            <text:p text:style-name="P3"><text:span text:style-name="T8"/></text:p>
            <text:p text:style-name="P3"><text:span text:style-name="T8">In the shell:</text:span></text:p>
            <text:p text:style-name="P3"><text:span text:style-name="T8"><text:s/></text:span></text:p>
            <text:p text:style-name="P3"><text:span text:style-name="T8"><text:s/></text:span><text:span text:style-name="T8">$ myprogram dog bark –count 1 –ferocity ruf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><text:s/>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32">
        <office:forms form:automatic-focus="false" form:apply-design-mode="false"/>
        <draw:frame presentation:style-name="pr3" draw:text-style-name="P6" draw:layer="layout" svg:width="25.199cm" svg:height="20.832cm" svg:x="1.4cm" svg:y="0.074cm" presentation:class="subtitle" presentation:user-transformed="true">
          <draw:text-box>
            <text:p text:style-name="P3"><text:span text:style-name="T8">In the Perl program "myprogram":</text:span></text:p>
            <text:p text:style-name="P3"><text:span text:style-name="T8"/></text:p>
            <text:p text:style-name="P3"><text:span text:style-name="T8"><text:s text:c="3"/></text:span><text:span text:style-name="T8">use Getopt::Complete (</text:span></text:p>
            <text:p text:style-name="P3"><text:span text:style-name="T8"><text:s text:c="7"/></text:span><text:span text:style-name="T8">'&gt;dog' =&gt; [</text:span></text:p>
            <text:p text:style-name="P3"><text:span text:style-name="T8"><text:s text:c="11"/></text:span><text:span text:style-name="T8">'&gt;bark' =&gt; [</text:span></text:p>
            <text:p text:style-name="P3"><text:span text:style-name="T8"><text:s text:c="15"/></text:span><text:span text:style-name="T8">'ferocity' <text:s/>=&gt; ['yip','wail','ruf','grrrr'], </text:span></text:p>
            <text:p text:style-name="P3"><text:span text:style-name="T8"><text:s text:c="15"/></text:span><text:span text:style-name="T8">'count' <text:s/>=&gt; ['1','2','one too many'], </text:span></text:p>
            <text:p text:style-name="P3"><text:span text:style-name="T8"><text:s text:c="11"/></text:span><text:span text:style-name="T8">], <text:s/></text:span></text:p>
            <text:p text:style-name="P3"><text:span text:style-name="T8"><text:s text:c="11"/></text:span><text:span text:style-name="T8">'&gt;drool' =&gt; [</text:span></text:p>
            <text:p text:style-name="P3"><text:span text:style-name="T8"><text:s text:c="15"/></text:span><text:span text:style-name="T8">'buckets=n' =&gt; undef, </text:span></text:p>
            <text:p text:style-name="P3"><text:span text:style-name="T8"><text:s text:c="15"/></text:span><text:span text:style-name="T8">'lick' <text:s text:c="5"/>=&gt; 'users', </text:span></text:p>
            <text:p text:style-name="P3"><text:span text:style-name="T8"><text:s text:c="11"/></text:span><text:span text:style-name="T8">], <text:s/></text:span></text:p>
            <text:p text:style-name="P3"><text:span text:style-name="T8"><text:s text:c="11"/></text:span><text:span text:style-name="T8">'list!' =&gt; undef,</text:span></text:p>
            <text:p text:style-name="P3"><text:span text:style-name="T8"><text:s text:c="7"/></text:span><text:span text:style-name="T8">], <text:s/></text:span></text:p>
            <text:p text:style-name="P3"><text:span text:style-name="T8"><text:s text:c="7"/></text:span><text:span text:style-name="T8">'&gt;cat' =&gt; [</text:span></text:p>
            <text:p text:style-name="P3"><text:span text:style-name="T8"><text:s text:c="11"/></text:span><text:span text:style-name="T8">'&gt;purr' =&gt; [], </text:span></text:p>
            <text:p text:style-name="P3"><text:span text:style-name="T8"><text:s text:c="11"/></text:span><text:span text:style-name="T8">'&gt;meow' =&gt; [ </text:span></text:p>
            <text:p text:style-name="P3"><text:span text:style-name="T8"><text:s text:c="15"/></text:span><text:span text:style-name="T8">'volume=n' =&gt; undef,</text:span></text:p>
            <text:p text:style-name="P3"><text:span text:style-name="T8"><text:s text:c="15"/></text:span><text:span text:style-name="T8">'bass' =&gt; ['low','medium','high'],</text:span></text:p>
            <text:p text:style-name="P3"><text:span text:style-name="T8"><text:s text:c="11"/></text:span><text:span text:style-name="T8">] <text:s text:c="2"/></text:span></text:p>
            <text:p text:style-name="P3"><text:span text:style-name="T8"><text:s text:c="7"/></text:span><text:span text:style-name="T8">], <text:s/></text:span></text:p>
            <text:p text:style-name="P3"><text:span text:style-name="T8"><text:s text:c="3"/></text:span><text:span text:style-name="T8">);</text:span></text:p>
            <text:p text:style-name="P3"><text:span text:style-name="T8"/></text:p>
            <text:p text:style-name="P3"><text:span text:style-name="T8"><text:s text:c="3"/></text:span><text:span text:style-name="T8">$ARGS{'&gt;'};</text:span></text:p>
            <text:p text:style-name="P3"><text:span text:style-name="T8"><text:s text:c="3"/></text:span><text:span text:style-name="T8"># [ 'dog', 'bark' ]</text:span></text:p>
            <text:p text:style-name="P3"><text:span text:style-name="T8"/></text:p>
            <text:p text:style-name="P3"><text:span text:style-name="T8"><text:s text:c="3"/></text:span><text:span text:style-name="T8">$ARGS{count}</text:span></text:p>
            <text:p text:style-name="P3"><text:span text:style-name="T8"><text:s text:c="3"/></text:span><text:span text:style-name="T8"># 1</text:span></text:p>
            <text:p text:style-name="P3"><text:span text:style-name="T8"/></text:p>
            <text:p text:style-name="P3"><text:span text:style-name="T8"><text:s text:c="3"/></text:span><text:span text:style-name="T8">$ARGS{ferocity}</text:span></text:p>
            <text:p text:style-name="P3"><text:span text:style-name="T8"><text:s text:c="3"/></text:span><text:span text:style-name="T8"># ruf</text:span></text:p>
            <text:p text:style-name="P3"><text:span text:style-name="T8"/></text:p>
            <text:p text:style-name="P3"><text:span text:style-name="T8"><text:s/></text:span></text:p>
            <text:p text:style-name="P3"><text:span text:style-name="T8"/></text:p>
            <text:p text:style-name="P3"><text:span text:style-name="T8"/></text:p>
            <text:p text:style-name="P3"><text:span text:style-name="T8"/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>
          <draw:text-box>
            <text:p><text:span text:style-name="T1"/></text:p>
            <text:p><text:span text:style-name="T1">Getopt::Complete</text:span></text:p>
            <text:p><text:span text:style-name="T2"/></text:p>
            <text:p><text:span text:style-name="T3">tab-completion for Perl apps</text:span></text:p>
            <text:p><text:span text:style-name="T3"/></text:p>
            <text:p><text:span text:style-name="T3"/></text:p>
            <text:p><text:span text:style-name="T3">Scott Smith</text:span></text:p>
            <text:p><text:span text:style-name="T4"/></text:p>
            <text:p><text:span text:style-name="T4">Genome Center </text:span></text:p>
            <text:p><text:span text:style-name="T4">Washington University School of Medicine</text:span></text:p>
            <text:p><text:span text:style-name="T4"/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cott Smith</meta:initial-creator>
    <meta:creation-date>2009-07-23T11:22:00</meta:creation-date>
    <meta:editing-duration>PT06H53M19S</meta:editing-duration>
    <meta:editing-cycles>31</meta:editing-cycles>
    <dc:date>2010-07-21T18:55:30</dc:date>
    <meta:generator>OpenOffice.org/3.1$Unix OpenOffice.org_project/310m11$Build-9399</meta:generator>
    <meta:document-statistic meta:object-count="285"/>
  </office:meta>
</office:document-meta>
</file>